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2800000032347DCDB094A541F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4"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FreeSans2" svg:font-family="FreeSans" style:font-adornments="Bold" style:font-family-generic="swiss"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198cm" style:rel-column-width="16181*"/>
    </style:style>
    <style:style style:name="Table1.B" style:family="table-column">
      <style:table-column-properties style:column-width="12.802cm" style:rel-column-width="4935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198cm" style:rel-column-width="16181*"/>
    </style:style>
    <style:style style:name="Table2.B" style:family="table-column">
      <style:table-column-properties style:column-width="12.802cm" style:rel-column-width="49354*"/>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198cm" style:rel-column-width="16181*"/>
    </style:style>
    <style:style style:name="Table3.B" style:family="table-column">
      <style:table-column-properties style:column-width="12.802cm" style:rel-column-width="4935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198cm" style:rel-column-width="16181*"/>
    </style:style>
    <style:style style:name="Table5.B" style:family="table-column">
      <style:table-column-properties style:column-width="12.802cm" style:rel-column-width="4935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1" fo:font-size="8pt" fo:language="en" fo:country="US" officeooo:rsid="00191a91" officeooo:paragraph-rsid="00191055" style:font-size-asian="8pt" style:font-size-complex="8pt"/>
    </style:style>
    <style:style style:name="P5" style:family="paragraph" style:parent-style-name="Footer">
      <style:text-properties officeooo:rsid="00623b07" officeooo:paragraph-rsid="00623b07"/>
    </style:style>
    <style:style style:name="P6" style:family="paragraph" style:parent-style-name="Footer">
      <style:text-properties officeooo:paragraph-rsid="0063c779"/>
    </style:style>
    <style:style style:name="P7" style:family="paragraph" style:parent-style-name="Header">
      <style:text-properties style:font-name="FreeSans1" fo:font-size="6pt" style:font-size-asian="6pt" style:font-size-complex="6pt"/>
    </style:style>
    <style:style style:name="P8" style:family="paragraph" style:parent-style-name="Header">
      <style:text-properties style:font-name="FreeSans1" fo:font-size="6pt" style:font-size-asian="5.25pt" style:font-size-complex="6pt"/>
    </style:style>
    <style:style style:name="P9" style:family="paragraph" style:parent-style-name="Standard">
      <style:paragraph-properties fo:text-align="center" style:justify-single-word="false"/>
      <style:text-properties style:font-name="FreeSans1" fo:font-size="12pt" fo:font-weight="bold" officeooo:rsid="003d9d10" officeooo:paragraph-rsid="005bb4fb" style:font-size-asian="12pt" style:font-weight-asian="bold" style:font-size-complex="12pt" style:font-weight-complex="bold"/>
    </style:style>
    <style:style style:name="P10" style:family="paragraph" style:parent-style-name="Standard">
      <style:text-properties style:font-name="FreeSans1" fo:font-size="12pt" officeooo:rsid="00dd9496" officeooo:paragraph-rsid="00dd9496" style:font-size-asian="12pt" style:font-size-complex="12pt"/>
    </style:style>
    <style:style style:name="P11" style:family="paragraph" style:parent-style-name="Standard">
      <style:paragraph-properties fo:text-align="center" style:justify-single-word="false"/>
      <style:text-properties style:font-name="FreeSans1" officeooo:rsid="0014bed7" officeooo:paragraph-rsid="00609657"/>
    </style:style>
    <style:style style:name="P12" style:family="paragraph" style:parent-style-name="Standard">
      <style:text-properties style:font-name="FreeSans1" officeooo:rsid="0014bed7" officeooo:paragraph-rsid="00609657"/>
    </style:style>
    <style:style style:name="P13" style:family="paragraph" style:parent-style-name="Standard">
      <style:paragraph-properties fo:text-align="start" style:justify-single-word="false"/>
      <style:text-properties style:font-name="FreeSans1" officeooo:rsid="0014bed7" officeooo:paragraph-rsid="00609657"/>
    </style:style>
    <style:style style:name="P14" style:family="paragraph" style:parent-style-name="Standard">
      <style:text-properties style:font-name="FreeSans1" officeooo:rsid="0014bed7" officeooo:paragraph-rsid="00aa4401"/>
    </style:style>
    <style:style style:name="P15" style:family="paragraph" style:parent-style-name="Standard">
      <style:text-properties style:font-name="FreeSans1" officeooo:rsid="0014bed7" officeooo:paragraph-rsid="006d1b81"/>
    </style:style>
    <style:style style:name="P16" style:family="paragraph" style:parent-style-name="Standard">
      <style:text-properties style:font-name="FreeSans1" officeooo:rsid="0014bed7" officeooo:paragraph-rsid="00da5337"/>
    </style:style>
    <style:style style:name="P17" style:family="paragraph" style:parent-style-name="Standard">
      <style:text-properties style:font-name="FreeSans1" officeooo:rsid="0014bed7" officeooo:paragraph-rsid="00dd9496"/>
    </style:style>
    <style:style style:name="P18" style:family="paragraph" style:parent-style-name="Standard">
      <style:text-properties style:font-name="FreeSans1" officeooo:rsid="0014bed7" officeooo:paragraph-rsid="00f758b2"/>
    </style:style>
    <style:style style:name="P19" style:family="paragraph" style:parent-style-name="Standard">
      <style:text-properties style:font-name="FreeSans1" fo:font-size="14pt" officeooo:rsid="0014bed7" officeooo:paragraph-rsid="00609657" style:font-size-asian="14pt" style:font-size-complex="14pt"/>
    </style:style>
    <style:style style:name="P20" style:family="paragraph" style:parent-style-name="Standard">
      <style:text-properties style:font-name="FreeSans1" fo:font-size="14pt" officeooo:rsid="0014bed7" officeooo:paragraph-rsid="00f758b2" style:font-size-asian="14pt" style:font-size-complex="14pt"/>
    </style:style>
    <style:style style:name="P21" style:family="paragraph" style:parent-style-name="Standard">
      <style:text-properties style:font-name="FreeSans1" fo:font-size="14pt" officeooo:rsid="00dd9496" officeooo:paragraph-rsid="00dd9496" style:font-size-asian="12.25pt" style:font-size-complex="14pt"/>
    </style:style>
    <style:style style:name="P22" style:family="paragraph" style:parent-style-name="Standard">
      <style:text-properties style:font-name="FreeSans1" fo:font-size="11pt" officeooo:rsid="0014bed7" officeooo:paragraph-rsid="00609657" style:font-size-asian="11pt" style:font-size-complex="11pt"/>
    </style:style>
    <style:style style:name="P23" style:family="paragraph" style:parent-style-name="Standard">
      <style:text-properties style:font-name="FreeSans1" fo:font-size="11pt" officeooo:rsid="0014bed7" officeooo:paragraph-rsid="00dd848f" style:font-size-asian="11pt" style:font-size-complex="11pt"/>
    </style:style>
    <style:style style:name="P24" style:family="paragraph" style:parent-style-name="Standard">
      <style:paragraph-properties fo:line-height="100%"/>
      <style:text-properties style:font-name="FreeSans1" fo:font-size="11pt" officeooo:rsid="0014bed7" officeooo:paragraph-rsid="00609657" style:font-size-asian="11pt" style:font-size-complex="11pt"/>
    </style:style>
    <style:style style:name="P25" style:family="paragraph" style:parent-style-name="Standard">
      <style:text-properties style:font-name="FreeSans1" fo:font-size="11pt" officeooo:rsid="0067abe9" officeooo:paragraph-rsid="0065c46e" style:font-size-asian="11pt" style:font-size-complex="11pt"/>
    </style:style>
    <style:style style:name="P26" style:family="paragraph" style:parent-style-name="Standard">
      <style:paragraph-properties fo:text-align="start" style:justify-single-word="false"/>
      <style:text-properties style:font-name="FreeSans1" officeooo:rsid="0078b184" officeooo:paragraph-rsid="0078b184"/>
    </style:style>
    <style:style style:name="P27" style:family="paragraph" style:parent-style-name="Standard">
      <style:text-properties style:font-name="FreeSans1" officeooo:rsid="0096158c" officeooo:paragraph-rsid="00f5ad29"/>
    </style:style>
    <style:style style:name="P28" style:family="paragraph" style:parent-style-name="Standard">
      <style:text-properties style:font-name="FreeSans1" officeooo:rsid="00f758b2" officeooo:paragraph-rsid="00f758b2"/>
    </style:style>
    <style:style style:name="P29" style:family="paragraph" style:parent-style-name="Standard">
      <style:paragraph-properties fo:text-align="start" style:justify-single-word="false"/>
      <style:text-properties fo:color="#000000" style:font-name="FreeSans1" fo:font-size="11pt" officeooo:rsid="0014bed7" officeooo:paragraph-rsid="00609657" style:font-name-asian="Times New Roman" style:font-size-asian="11pt" style:font-name-complex="Times New Roman" style:font-size-complex="11pt"/>
    </style:style>
    <style:style style:name="P30" style:family="paragraph" style:parent-style-name="Title">
      <style:text-properties style:font-name="FreeSans1" officeooo:paragraph-rsid="00609657"/>
    </style:style>
    <style:style style:name="P31" style:family="paragraph" style:parent-style-name="Subtitle">
      <style:paragraph-properties fo:text-align="start" style:justify-single-word="false"/>
      <style:text-properties style:font-name="FreeSans1" fo:font-size="11pt" fo:font-weight="bold" officeooo:paragraph-rsid="00609657" style:font-name-asian="Droid Sans Fallback" style:font-size-asian="11pt" style:font-weight-asian="bold" style:font-name-complex="FreeSans3" style:font-size-complex="11pt" style:font-weight-complex="bold"/>
    </style:style>
    <style:style style:name="P32" style:family="paragraph" style:parent-style-name="Subtitle">
      <style:paragraph-properties fo:text-align="start" style:justify-single-word="false"/>
      <style:text-properties style:font-name="FreeSans1" fo:font-size="11pt" fo:font-weight="bold" officeooo:paragraph-rsid="00609657" style:font-size-asian="11pt" style:font-weight-asian="bold" style:font-size-complex="11pt" style:font-weight-complex="bold"/>
    </style:style>
    <style:style style:name="P33" style:family="paragraph" style:parent-style-name="Subtitle">
      <style:paragraph-properties fo:text-align="center" style:justify-single-word="false"/>
      <style:text-properties style:font-name="FreeSans1" fo:font-size="14pt" officeooo:paragraph-rsid="00609657" style:font-size-asian="14pt" style:font-size-complex="14pt"/>
    </style:style>
    <style:style style:name="P34" style:family="paragraph" style:parent-style-name="Standard">
      <style:paragraph-properties fo:break-before="page"/>
      <style:text-properties style:font-name="FreeSans1" officeooo:rsid="0014bed7" officeooo:paragraph-rsid="00609657"/>
    </style:style>
    <style:style style:name="P35" style:family="paragraph" style:parent-style-name="Standard">
      <style:paragraph-properties fo:text-align="center" style:justify-single-word="false" fo:break-before="page"/>
      <style:text-properties style:font-name="FreeSans1" fo:font-size="18pt" officeooo:rsid="0014bed7" officeooo:paragraph-rsid="00609657" style:font-name-asian="Droid Sans Fallback" style:font-size-asian="18pt" style:font-name-complex="FreeSans3" style:font-size-complex="18pt"/>
    </style:style>
    <style:style style:name="P36" style:family="paragraph" style:parent-style-name="Subtitle">
      <style:paragraph-properties fo:text-align="start" style:justify-single-word="false" fo:break-before="page"/>
      <style:text-properties style:font-name="FreeSans1" fo:font-size="14pt" fo:font-weight="bold" officeooo:paragraph-rsid="00609657" style:font-size-asian="14pt" style:font-weight-asian="bold" style:font-size-complex="14pt" style:font-weight-complex="bold"/>
    </style:style>
    <style:style style:name="P37" style:family="paragraph" style:parent-style-name="Standard">
      <style:paragraph-properties fo:margin-left="1.251cm" fo:margin-right="0cm" fo:text-align="start" style:justify-single-word="false" fo:text-indent="0cm" style:auto-text-indent="false"/>
      <style:text-properties style:font-name="FreeSans1" officeooo:rsid="0014bed7" officeooo:paragraph-rsid="00609657"/>
    </style:style>
    <style:style style:name="P38" style:family="paragraph" style:parent-style-name="Standard">
      <style:paragraph-properties fo:margin-left="1.251cm" fo:margin-right="0cm" fo:text-indent="0cm" style:auto-text-indent="false"/>
      <style:text-properties style:font-name="FreeSans1" officeooo:rsid="0014bed7" officeooo:paragraph-rsid="00609657"/>
    </style:style>
    <style:style style:name="P39" style:family="paragraph" style:parent-style-name="Standard">
      <style:paragraph-properties fo:margin-left="1.251cm" fo:margin-right="0cm" fo:text-indent="0cm" style:auto-text-indent="false"/>
      <style:text-properties style:font-name="FreeSans1" officeooo:rsid="0014bed7" officeooo:paragraph-rsid="008108e2"/>
    </style:style>
    <style:style style:name="P40" style:family="paragraph" style:parent-style-name="Standard">
      <style:paragraph-properties fo:margin-left="1.251cm" fo:margin-right="0cm" fo:text-indent="0cm" style:auto-text-indent="false"/>
      <style:text-properties style:font-name="FreeSans1" officeooo:rsid="0014bed7" officeooo:paragraph-rsid="006992b1"/>
    </style:style>
    <style:style style:name="P41" style:family="paragraph" style:parent-style-name="Standard">
      <style:paragraph-properties fo:margin-left="1.251cm" fo:margin-right="0cm" fo:text-indent="0cm" style:auto-text-indent="false"/>
      <style:text-properties style:font-name="FreeSans1" officeooo:rsid="0014bed7" officeooo:paragraph-rsid="006d1b81"/>
    </style:style>
    <style:style style:name="P42" style:family="paragraph" style:parent-style-name="Standard">
      <style:paragraph-properties fo:margin-left="0cm" fo:margin-right="0cm" fo:text-indent="0cm" style:auto-text-indent="false"/>
    </style:style>
    <style:style style:name="P43" style:family="paragraph" style:parent-style-name="Standard" style:master-page-name="">
      <style:paragraph-properties fo:margin-left="0cm" fo:margin-right="0cm" fo:line-height="150%" fo:text-align="center" style:justify-single-word="false" fo:text-indent="0cm" style:auto-text-indent="false" style:page-number="auto">
        <style:tab-stops/>
      </style:paragraph-properties>
      <style:text-properties style:font-name="FreeSans1" officeooo:rsid="0014bed7" officeooo:paragraph-rsid="00609657"/>
    </style:style>
    <style:style style:name="P44" style:family="paragraph" style:parent-style-name="Title">
      <style:paragraph-properties fo:margin-left="0cm" fo:margin-right="0cm" fo:text-align="center" style:justify-single-word="false" fo:text-indent="0cm" style:auto-text-indent="false"/>
      <style:text-properties style:font-name="FreeSans1" officeooo:paragraph-rsid="00609657"/>
    </style:style>
    <style:style style:name="P45" style:family="paragraph" style:parent-style-name="Subtitle" style:master-page-name="">
      <style:paragraph-properties fo:margin-left="0cm" fo:margin-right="0cm" fo:margin-top="0.106cm" fo:margin-bottom="0.212cm" loext:contextual-spacing="false" fo:line-height="150%" fo:text-align="center" style:justify-single-word="false" fo:text-indent="0cm" style:auto-text-indent="false" style:page-number="auto" fo:keep-with-next="always">
        <style:tab-stops/>
      </style:paragraph-properties>
      <style:text-properties style:font-name="FreeSans1" officeooo:paragraph-rsid="00609657"/>
    </style:style>
    <style:style style:name="P46" style:family="paragraph" style:parent-style-name="Subtitle" style:master-page-name="">
      <style:paragraph-properties fo:margin-left="0cm" fo:margin-right="0cm" fo:margin-top="0.106cm" fo:margin-bottom="0.212cm" loext:contextual-spacing="false" fo:line-height="150%" fo:text-align="center" style:justify-single-word="false" fo:text-indent="0cm" style:auto-text-indent="false" style:page-number="auto" fo:keep-with-next="always">
        <style:tab-stops/>
      </style:paragraph-properties>
      <style:text-properties style:font-name="FreeSans1" fo:font-size="14pt" officeooo:paragraph-rsid="00609657" style:font-size-asian="14pt" style:font-size-complex="14pt"/>
    </style:style>
    <style:style style:name="P47" style:family="paragraph" style:parent-style-name="Subtitle" style:master-page-name="">
      <style:paragraph-properties fo:margin-left="0cm" fo:margin-right="0cm" fo:margin-top="0.106cm" fo:margin-bottom="0.212cm" loext:contextual-spacing="false" fo:line-height="150%" fo:text-align="center" style:justify-single-word="false" fo:text-indent="0cm" style:auto-text-indent="false" style:page-number="auto" fo:keep-with-next="always">
        <style:tab-stops/>
      </style:paragraph-properties>
      <style:text-properties style:font-name="FreeSans1" officeooo:rsid="00faa940" officeooo:paragraph-rsid="00faa940"/>
    </style:style>
    <style:style style:name="P48" style:family="paragraph" style:parent-style-name="Standard">
      <style:paragraph-properties fo:margin-left="2.501cm" fo:margin-right="0cm" fo:text-indent="0cm" style:auto-text-indent="false"/>
    </style:style>
    <style:style style:name="P49" style:family="paragraph" style:parent-style-name="Title">
      <style:paragraph-properties fo:break-before="page"/>
      <style:text-properties officeooo:rsid="011f47ed" officeooo:paragraph-rsid="011f47ed"/>
    </style:style>
    <style:style style:name="P50" style:family="paragraph" style:parent-style-name="Heading_20_3">
      <style:text-properties officeooo:rsid="006c2fcf" officeooo:paragraph-rsid="00faa940"/>
    </style:style>
    <style:style style:name="P51" style:family="paragraph" style:parent-style-name="Heading_20_3">
      <style:text-properties officeooo:paragraph-rsid="00b6b519"/>
    </style:style>
    <style:style style:name="P52" style:family="paragraph" style:parent-style-name="Heading_20_3">
      <style:text-properties fo:background-color="#ffffff"/>
    </style:style>
    <style:style style:name="P53" style:family="paragraph" style:parent-style-name="Heading_20_3">
      <style:text-properties officeooo:rsid="00aff92b" fo:background-color="#ffffff"/>
    </style:style>
    <style:style style:name="P54" style:family="paragraph" style:parent-style-name="Heading_20_3">
      <style:text-properties officeooo:paragraph-rsid="00ba6ba8"/>
    </style:style>
    <style:style style:name="P55" style:family="paragraph" style:parent-style-name="Heading_20_3">
      <style:text-properties officeooo:paragraph-rsid="00eaa895"/>
    </style:style>
    <style:style style:name="P56" style:family="paragraph" style:parent-style-name="Heading_20_3">
      <style:text-properties officeooo:paragraph-rsid="00f016d2"/>
    </style:style>
    <style:style style:name="P57" style:family="paragraph" style:parent-style-name="Heading_20_3">
      <style:paragraph-properties fo:margin-left="2.501cm" fo:margin-right="0cm" fo:text-indent="-1.27cm" style:auto-text-indent="false"/>
    </style:style>
    <style:style style:name="P58" style:family="paragraph" style:parent-style-name="Heading_20_3">
      <style:paragraph-properties fo:margin-left="2.501cm" fo:margin-right="0cm" fo:text-indent="-1.27cm" style:auto-text-indent="false"/>
      <style:text-properties officeooo:rsid="006c2fcf" officeooo:paragraph-rsid="00aa4401"/>
    </style:style>
    <style:style style:name="P59" style:family="paragraph" style:parent-style-name="Heading_20_3">
      <style:paragraph-properties fo:margin-left="2.501cm" fo:margin-right="0cm" fo:text-indent="-1.27cm" style:auto-text-indent="false"/>
      <style:text-properties officeooo:paragraph-rsid="00abc669"/>
    </style:style>
    <style:style style:name="P60" style:family="paragraph" style:parent-style-name="Heading_20_3">
      <style:paragraph-properties fo:margin-top="0.199cm" fo:margin-bottom="0.499cm" loext:contextual-spacing="false"/>
      <style:text-properties fo:font-size="12pt" officeooo:rsid="01091a65" officeooo:paragraph-rsid="01091a65" style:font-size-asian="12pt" style:font-size-complex="12pt"/>
    </style:style>
    <style:style style:name="P61" style:family="paragraph" style:parent-style-name="Heading_20_2">
      <style:text-properties officeooo:paragraph-rsid="00faa940"/>
    </style:style>
    <style:style style:name="P62" style:family="paragraph" style:parent-style-name="Heading_20_2">
      <style:text-properties style:font-name="FreeSans1" fo:font-size="14pt" officeooo:rsid="0014bed7" style:font-size-asian="14pt" style:font-size-complex="14pt"/>
    </style:style>
    <style:style style:name="P63" style:family="paragraph" style:parent-style-name="Heading_20_2">
      <style:text-properties officeooo:paragraph-rsid="00abc669"/>
    </style:style>
    <style:style style:name="P64" style:family="paragraph" style:parent-style-name="Heading_20_2">
      <style:text-properties officeooo:paragraph-rsid="00df3741"/>
    </style:style>
    <style:style style:name="P65" style:family="paragraph" style:parent-style-name="Heading_20_2">
      <style:text-properties officeooo:rsid="010728a2" officeooo:paragraph-rsid="010728a2"/>
    </style:style>
    <style:style style:name="P66" style:family="paragraph" style:parent-style-name="Heading_20_2">
      <style:paragraph-properties fo:break-before="page"/>
    </style:style>
    <style:style style:name="P67" style:family="paragraph" style:parent-style-name="Subtitle">
      <style:text-properties fo:font-weight="bold" officeooo:rsid="011f47ed" officeooo:paragraph-rsid="011f47ed" style:font-weight-asian="bold" style:font-weight-complex="bold"/>
    </style:style>
    <style:style style:name="P68" style:family="paragraph" style:parent-style-name="Standard" style:master-page-name="First_20_Page">
      <style:paragraph-properties fo:text-align="center" style:justify-single-word="false" style:page-number="auto"/>
      <style:text-properties style:font-name="FreeSans1" fo:font-size="12pt" fo:font-weight="bold" officeooo:rsid="003d9d10" officeooo:paragraph-rsid="005bb4fb" style:font-size-asian="12pt" style:font-weight-asian="bold" style:font-size-complex="12pt" style:font-weight-complex="bold"/>
    </style:style>
    <style:style style:name="P69" style:family="paragraph" style:parent-style-name="Standard" style:list-style-name="L2">
      <style:text-properties officeooo:paragraph-rsid="00609657"/>
    </style:style>
    <style:style style:name="P70" style:family="paragraph" style:parent-style-name="Standard" style:list-style-name="L2">
      <style:text-properties officeooo:paragraph-rsid="00d6f379"/>
    </style:style>
    <style:style style:name="P71" style:family="paragraph" style:parent-style-name="Standard" style:list-style-name="L2">
      <style:text-properties style:font-name="FreeSans1" officeooo:rsid="0014bed7" officeooo:paragraph-rsid="006d1b81"/>
    </style:style>
    <style:style style:name="P72" style:family="paragraph" style:parent-style-name="Standard" style:list-style-name="L2">
      <style:text-properties style:font-name="FreeSans1" officeooo:rsid="0014bed7" officeooo:paragraph-rsid="00a4b51e"/>
    </style:style>
    <style:style style:name="P73" style:family="paragraph" style:parent-style-name="Standard" style:list-style-name="L2">
      <style:text-properties style:font-name="FreeSans1" officeooo:rsid="0014bed7" officeooo:paragraph-rsid="00705e28"/>
    </style:style>
    <style:style style:name="P74" style:family="paragraph" style:parent-style-name="Standard" style:list-style-name="L2">
      <style:text-properties style:font-name="FreeSans1" officeooo:rsid="0014bed7" officeooo:paragraph-rsid="0082219f"/>
    </style:style>
    <style:style style:name="P75" style:family="paragraph" style:parent-style-name="Standard" style:list-style-name="L2">
      <style:text-properties style:font-name="FreeSans1" officeooo:rsid="0014bed7" officeooo:paragraph-rsid="00715595"/>
    </style:style>
    <style:style style:name="P76" style:family="paragraph" style:parent-style-name="Standard" style:list-style-name="L2">
      <style:text-properties style:font-name="FreeSans1" officeooo:rsid="0014bed7" officeooo:paragraph-rsid="00b9042e"/>
    </style:style>
    <style:style style:name="P77" style:family="paragraph" style:parent-style-name="Standard" style:list-style-name="L2">
      <style:text-properties style:font-name="FreeSans1" officeooo:rsid="0014bed7" officeooo:paragraph-rsid="00aff92b"/>
    </style:style>
    <style:style style:name="P78" style:family="paragraph" style:parent-style-name="Standard" style:list-style-name="L2">
      <style:text-properties style:font-name="FreeSans1" officeooo:rsid="0014bed7" officeooo:paragraph-rsid="00b1dc5f"/>
    </style:style>
    <style:style style:name="P79" style:family="paragraph" style:parent-style-name="Standard" style:list-style-name="L2">
      <style:text-properties style:font-name="FreeSans1" officeooo:rsid="0014bed7" officeooo:paragraph-rsid="00609657"/>
    </style:style>
    <style:style style:name="P80" style:family="paragraph" style:parent-style-name="Standard" style:list-style-name="L2">
      <style:text-properties style:font-name="FreeSans1" officeooo:rsid="0014bed7" officeooo:paragraph-rsid="00d6f379"/>
    </style:style>
    <style:style style:name="P81" style:family="paragraph" style:parent-style-name="Standard" style:list-style-name="L2">
      <style:text-properties style:font-name="FreeSans1" officeooo:rsid="0014bed7" officeooo:paragraph-rsid="00b46c38"/>
    </style:style>
    <style:style style:name="P82" style:family="paragraph" style:parent-style-name="Standard" style:list-style-name="L3">
      <style:text-properties style:font-name="FreeSans1" officeooo:rsid="0014bed7" officeooo:paragraph-rsid="00b879cb"/>
    </style:style>
    <style:style style:name="P83" style:family="paragraph" style:parent-style-name="Standard" style:list-style-name="L4">
      <style:text-properties style:font-name="FreeSans1" officeooo:rsid="0014bed7" officeooo:paragraph-rsid="00bed65d"/>
    </style:style>
    <style:style style:name="P84" style:family="paragraph" style:parent-style-name="Standard" style:list-style-name="L2">
      <style:paragraph-properties fo:text-align="start" style:justify-single-word="false"/>
      <style:text-properties style:font-name="FreeSans1" officeooo:rsid="0014bed7" officeooo:paragraph-rsid="0079e329"/>
    </style:style>
    <style:style style:name="P85" style:family="paragraph" style:parent-style-name="Standard" style:list-style-name="L2">
      <style:paragraph-properties fo:text-align="start" style:justify-single-word="false"/>
      <style:text-properties style:font-name="FreeSans1" officeooo:rsid="0014bed7" officeooo:paragraph-rsid="00b2dc7e"/>
    </style:style>
    <style:style style:name="P86" style:family="paragraph" style:parent-style-name="Standard" style:list-style-name="L2">
      <style:paragraph-properties fo:text-align="start" style:justify-single-word="false"/>
      <style:text-properties style:font-name="FreeSans1" officeooo:rsid="0014bed7" officeooo:paragraph-rsid="00eaa895"/>
    </style:style>
    <style:style style:name="P87" style:family="paragraph" style:parent-style-name="Standard">
      <style:text-properties style:font-name="FreeSans1" officeooo:rsid="0014bed7" officeooo:paragraph-rsid="00609657"/>
    </style:style>
    <style:style style:name="P88" style:family="paragraph" style:parent-style-name="Standard" style:list-style-name="L2">
      <style:text-properties style:font-name="FreeSans1" officeooo:paragraph-rsid="00609657"/>
    </style:style>
    <style:style style:name="P89" style:family="paragraph" style:parent-style-name="Standard" style:list-style-name="L3">
      <style:text-properties style:font-name="FreeSans1" officeooo:rsid="0086362e" officeooo:paragraph-rsid="00b879cb"/>
    </style:style>
    <style:style style:name="P90" style:family="paragraph" style:parent-style-name="Standard" style:list-style-name="L3">
      <style:text-properties style:font-name="FreeSans1" officeooo:rsid="00870ac0" officeooo:paragraph-rsid="00b879cb"/>
    </style:style>
    <style:style style:name="P91" style:family="paragraph" style:parent-style-name="Standard" style:list-style-name="L3">
      <style:text-properties style:font-name="FreeSans1" officeooo:rsid="00870ac0" officeooo:paragraph-rsid="00b9042e"/>
    </style:style>
    <style:style style:name="P92" style:family="paragraph" style:parent-style-name="Standard" style:list-style-name="L2">
      <style:text-properties style:font-name="FreeSans1" fo:font-size="14pt" officeooo:rsid="0014bed7" officeooo:paragraph-rsid="00a0eaa0" style:font-size-asian="14pt" style:font-size-complex="14pt"/>
    </style:style>
    <style:style style:name="P93" style:family="paragraph" style:parent-style-name="Standard" style:list-style-name="L2">
      <style:text-properties style:font-name="FreeSans1" fo:font-size="14pt" officeooo:paragraph-rsid="00609657" style:font-size-asian="14pt" style:font-size-complex="14pt"/>
    </style:style>
    <style:style style:name="P94" style:family="paragraph" style:parent-style-name="Standard" style:list-style-name="L5">
      <style:text-properties style:font-name="FreeSans1" officeooo:rsid="00d6f379" officeooo:paragraph-rsid="00d6f379"/>
    </style:style>
    <style:style style:name="P95" style:family="paragraph" style:parent-style-name="Standard">
      <style:text-properties style:font-name="FreeSans1" officeooo:rsid="00f5eff9" officeooo:paragraph-rsid="00f5eff9"/>
    </style:style>
    <style:style style:name="P96" style:family="paragraph" style:parent-style-name="Standard" style:list-style-name="L3">
      <style:text-properties officeooo:paragraph-rsid="00b879cb"/>
    </style:style>
    <style:style style:name="P97" style:family="paragraph" style:parent-style-name="Standard" style:list-style-name="L3">
      <style:text-properties officeooo:paragraph-rsid="00b9042e"/>
    </style:style>
    <style:style style:name="P98" style:family="paragraph" style:parent-style-name="Standard">
      <style:text-properties officeooo:rsid="011f47ed" officeooo:paragraph-rsid="011f47ed"/>
    </style:style>
    <style:style style:name="P99" style:family="paragraph" style:parent-style-name="Standard" style:list-style-name="L1" style:master-page-name="">
      <style:paragraph-properties fo:margin-left="4.2cm" fo:margin-right="0cm" fo:text-align="start" style:justify-single-word="false" fo:text-indent="-0.6cm" style:auto-text-indent="false" style:page-number="auto"/>
      <style:text-properties style:font-name="FreeSans1" officeooo:rsid="0014bed7" officeooo:paragraph-rsid="00609657"/>
    </style:style>
    <style:style style:name="P100" style:family="paragraph" style:parent-style-name="Standard" style:list-style-name="L1">
      <style:paragraph-properties fo:margin-left="4.2cm" fo:margin-right="0cm" fo:text-align="start" style:justify-single-word="false" fo:text-indent="-0.6cm" style:auto-text-indent="false"/>
      <style:text-properties style:font-name="FreeSans1" officeooo:rsid="0014bed7" officeooo:paragraph-rsid="00609657"/>
    </style:style>
    <style:style style:name="P101" style:family="paragraph" style:parent-style-name="Standard" style:list-style-name="L2">
      <style:paragraph-properties fo:margin-left="1.251cm" fo:margin-right="0cm" fo:text-align="start" style:justify-single-word="false" fo:text-indent="0cm" style:auto-text-indent="false"/>
      <style:text-properties style:font-name="FreeSans1" officeooo:rsid="0014bed7" officeooo:paragraph-rsid="00908a3d"/>
    </style:style>
    <style:style style:name="P102" style:family="paragraph" style:parent-style-name="Standard">
      <style:paragraph-properties fo:margin-left="1.251cm" fo:margin-right="0cm" fo:text-indent="0cm" style:auto-text-indent="false"/>
      <style:text-properties style:font-name="FreeSans1" officeooo:rsid="0014bed7" officeooo:paragraph-rsid="008108e2"/>
    </style:style>
    <style:style style:name="P103" style:family="paragraph" style:parent-style-name="Standard">
      <style:paragraph-properties fo:margin-left="1.251cm" fo:margin-right="0cm" fo:text-indent="0cm" style:auto-text-indent="false">
        <style:tab-stops/>
      </style:paragraph-properties>
      <style:text-properties style:font-name="FreeSans1" fo:font-size="12pt" officeooo:rsid="00dd9496" officeooo:paragraph-rsid="01150d07" style:font-size-asian="12pt" style:font-size-complex="12pt"/>
    </style:style>
    <style:style style:name="P104" style:family="paragraph" style:parent-style-name="Standard">
      <style:paragraph-properties fo:margin-left="1.251cm" fo:margin-right="0cm" fo:text-indent="0cm" style:auto-text-indent="false"/>
      <style:text-properties style:font-name="FreeSans1" fo:font-size="12pt" officeooo:rsid="00dd9496" officeooo:paragraph-rsid="01150d07" style:font-size-asian="12pt" style:font-size-complex="12pt"/>
    </style:style>
    <style:style style:name="P105" style:family="paragraph" style:parent-style-name="Standard" style:list-style-name="L2">
      <style:paragraph-properties fo:margin-left="2.501cm" fo:margin-right="0cm" fo:text-align="start" style:justify-single-word="false" fo:text-indent="-1.778cm" style:auto-text-indent="false"/>
      <style:text-properties style:font-name="FreeSans1" fo:font-size="12pt" officeooo:rsid="0014bed7" officeooo:paragraph-rsid="00eaa895" style:font-size-asian="12pt" style:font-size-complex="12pt"/>
    </style:style>
    <style:style style:name="P106" style:family="paragraph" style:parent-style-name="Standard" style:list-style-name="L2">
      <style:paragraph-properties fo:margin-left="2.501cm" fo:margin-right="0cm" fo:text-indent="-1.778cm" style:auto-text-indent="false"/>
      <style:text-properties style:font-name="FreeSans1" officeooo:rsid="0014bed7" officeooo:paragraph-rsid="00609657"/>
    </style:style>
    <style:style style:name="P107" style:family="paragraph" style:parent-style-name="Standard" style:list-style-name="L2">
      <style:paragraph-properties fo:margin-left="2.501cm" fo:margin-right="0cm" fo:text-indent="-1.778cm" style:auto-text-indent="false"/>
      <style:text-properties style:font-name="FreeSans1" officeooo:rsid="0014bed7" officeooo:paragraph-rsid="00b46c38"/>
    </style:style>
    <style:style style:name="P108" style:family="paragraph" style:parent-style-name="Standard" style:list-style-name="L2">
      <style:paragraph-properties fo:margin-left="2.501cm" fo:margin-right="0cm" fo:text-indent="-1.778cm" style:auto-text-indent="false">
        <style:tab-stops>
          <style:tab-stop style:position="-0.503cm"/>
        </style:tab-stops>
      </style:paragraph-properties>
      <style:text-properties style:font-name="FreeSans1" officeooo:rsid="0014bed7" officeooo:paragraph-rsid="00b46c38"/>
    </style:style>
    <style:style style:name="P109" style:family="paragraph" style:parent-style-name="Standard" style:list-style-name="L2">
      <style:paragraph-properties fo:margin-left="2.501cm" fo:margin-right="0cm" fo:text-indent="-1.778cm" style:auto-text-indent="false"/>
      <style:text-properties style:font-name="FreeSans1" officeooo:paragraph-rsid="00609657"/>
    </style:style>
    <style:style style:name="P110" style:family="paragraph" style:parent-style-name="Standard" style:list-style-name="L2">
      <style:paragraph-properties fo:margin-left="2.501cm" fo:margin-right="0cm" fo:text-indent="-1.778cm" style:auto-text-indent="false"/>
      <style:text-properties style:font-name="FreeSans1" officeooo:rsid="0092fc9d" officeooo:paragraph-rsid="009372c3"/>
    </style:style>
    <style:style style:name="P111" style:family="paragraph" style:parent-style-name="Standard" style:list-style-name="L5">
      <style:paragraph-properties fo:margin-left="3.752cm" fo:margin-right="0cm" fo:text-indent="-1.905cm" style:auto-text-indent="false"/>
      <style:text-properties style:font-name="FreeSans1" officeooo:rsid="00d6f379" officeooo:paragraph-rsid="00d6f379"/>
    </style:style>
    <style:style style:name="P112" style:family="paragraph" style:parent-style-name="Standard" style:list-style-name="L2">
      <style:paragraph-properties fo:margin-left="2.501cm" fo:margin-right="0cm" fo:text-indent="-1.27cm" style:auto-text-indent="false"/>
      <style:text-properties style:font-name="FreeSans1" fo:font-size="12pt" officeooo:rsid="0014bed7" officeooo:paragraph-rsid="00f016d2" style:font-size-asian="12pt" style:font-size-complex="12pt"/>
    </style:style>
    <style:style style:name="P113" style:family="paragraph" style:parent-style-name="Standard" style:list-style-name="L2">
      <style:paragraph-properties fo:margin-left="2.501cm" fo:margin-right="0cm" fo:text-indent="0cm" style:auto-text-indent="false"/>
      <style:text-properties style:font-name="FreeSans1" officeooo:rsid="0014bed7" officeooo:paragraph-rsid="00b46c38"/>
    </style:style>
    <style:style style:name="P114" style:family="paragraph" style:parent-style-name="Standard" style:list-style-name="L2">
      <style:paragraph-properties fo:margin-left="2.501cm" fo:margin-right="0cm" fo:text-indent="0cm" style:auto-text-indent="false"/>
      <style:text-properties style:font-name="FreeSans1" officeooo:rsid="0014bed7" officeooo:paragraph-rsid="007bb90d"/>
    </style:style>
    <style:style style:name="P115" style:family="paragraph" style:parent-style-name="Standard" style:list-style-name="L2">
      <style:paragraph-properties fo:margin-left="2.499cm" fo:margin-right="0cm" fo:text-indent="-1.78cm" style:auto-text-indent="false">
        <style:tab-stops/>
      </style:paragraph-properties>
      <style:text-properties style:font-name="FreeSans1" officeooo:rsid="0014bed7" officeooo:paragraph-rsid="00aa4401"/>
    </style:style>
    <style:style style:name="P116" style:family="paragraph" style:parent-style-name="Standard" style:list-style-name="L2">
      <style:paragraph-properties fo:margin-left="2.499cm" fo:margin-right="0cm" fo:text-indent="-1.78cm" style:auto-text-indent="false">
        <style:tab-stops/>
      </style:paragraph-properties>
      <style:text-properties style:font-name="FreeSans1" officeooo:rsid="0014bed7" officeooo:paragraph-rsid="006d1b81"/>
    </style:style>
    <style:style style:name="P117" style:family="paragraph" style:parent-style-name="Standard" style:list-style-name="L2">
      <style:paragraph-properties fo:margin-left="2.499cm" fo:margin-right="0cm" fo:text-indent="-1.78cm" style:auto-text-indent="false">
        <style:tab-stops/>
      </style:paragraph-properties>
      <style:text-properties style:font-name="FreeSans1" officeooo:rsid="0014bed7" officeooo:paragraph-rsid="00a4b51e"/>
    </style:style>
    <style:style style:name="P118" style:family="paragraph" style:parent-style-name="Standard" style:list-style-name="L2">
      <style:paragraph-properties fo:margin-left="2.499cm" fo:margin-right="0cm" fo:text-indent="0cm" style:auto-text-indent="false"/>
      <style:text-properties style:font-name="FreeSans1" officeooo:rsid="0014bed7" officeooo:paragraph-rsid="00a4b51e"/>
    </style:style>
    <style:style style:name="P119" style:family="paragraph" style:parent-style-name="Standard" style:list-style-name="L2">
      <style:paragraph-properties fo:margin-left="2.499cm" fo:margin-right="0cm" fo:text-indent="0cm" style:auto-text-indent="false"/>
      <style:text-properties style:font-name="FreeSans1" officeooo:rsid="0014bed7" officeooo:paragraph-rsid="0082219f"/>
    </style:style>
    <style:style style:name="P120" style:family="paragraph" style:parent-style-name="Standard" style:list-style-name="L2">
      <style:paragraph-properties fo:margin-left="2.499cm" fo:margin-right="0cm" fo:text-indent="0cm" style:auto-text-indent="false"/>
      <style:text-properties style:font-name="FreeSans1" officeooo:rsid="0014bed7" officeooo:paragraph-rsid="00715595"/>
    </style:style>
    <style:style style:name="P121" style:family="paragraph" style:parent-style-name="Standard" style:list-style-name="L2">
      <style:paragraph-properties fo:margin-left="2.499cm" fo:margin-right="0cm" fo:text-indent="0cm" style:auto-text-indent="false"/>
      <style:text-properties style:font-name="FreeSans1" officeooo:rsid="0014bed7" officeooo:paragraph-rsid="00b9042e"/>
    </style:style>
    <style:style style:name="P122" style:family="paragraph" style:parent-style-name="Standard" style:list-style-name="L2">
      <style:paragraph-properties fo:margin-left="2.499cm" fo:margin-right="0cm" fo:text-indent="0cm" style:auto-text-indent="false"/>
      <style:text-properties style:font-name="FreeSans1" officeooo:rsid="0014bed7" officeooo:paragraph-rsid="00aff92b"/>
    </style:style>
    <style:style style:name="P123" style:family="paragraph" style:parent-style-name="Standard" style:list-style-name="L2">
      <style:paragraph-properties fo:margin-left="2.499cm" fo:margin-right="0cm" fo:text-indent="0cm" style:auto-text-indent="false"/>
      <style:text-properties style:font-name="FreeSans1" officeooo:rsid="0014bed7" officeooo:paragraph-rsid="00705e28"/>
    </style:style>
    <style:style style:name="P124" style:family="paragraph" style:parent-style-name="Standard" style:list-style-name="L2">
      <style:paragraph-properties fo:margin-left="2.499cm" fo:margin-right="0cm" fo:text-indent="0cm" style:auto-text-indent="false"/>
      <style:text-properties style:font-name="FreeSans1" officeooo:rsid="0014bed7" officeooo:paragraph-rsid="00609657"/>
    </style:style>
    <style:style style:name="P125" style:family="paragraph" style:parent-style-name="Standard">
      <style:paragraph-properties fo:margin-left="2.499cm" fo:margin-right="0cm" fo:text-indent="0cm" style:auto-text-indent="false"/>
      <style:text-properties style:font-name="FreeSans1" officeooo:rsid="0014bed7" officeooo:paragraph-rsid="0083bf16"/>
    </style:style>
    <style:style style:name="P126" style:family="paragraph" style:parent-style-name="Standard">
      <style:paragraph-properties fo:margin-left="2.499cm" fo:margin-right="0cm" fo:text-indent="0cm" style:auto-text-indent="false"/>
      <style:text-properties style:font-name="FreeSans1" officeooo:rsid="0014bed7" officeooo:paragraph-rsid="00bed65d"/>
    </style:style>
    <style:style style:name="P127" style:family="paragraph" style:parent-style-name="Standard" style:list-style-name="L2">
      <style:paragraph-properties fo:margin-left="2.499cm" fo:margin-right="0cm" fo:text-align="start" style:justify-single-word="false" fo:text-indent="0cm" style:auto-text-indent="false"/>
      <style:text-properties style:font-name="FreeSans1" officeooo:rsid="0014bed7" officeooo:paragraph-rsid="00908a3d"/>
    </style:style>
    <style:style style:name="P128" style:family="paragraph" style:parent-style-name="Standard" style:list-style-name="L2">
      <style:paragraph-properties fo:margin-left="2.499cm" fo:margin-right="0cm" fo:text-align="start" style:justify-single-word="false" fo:text-indent="0cm" style:auto-text-indent="false"/>
      <style:text-properties style:font-name="FreeSans1" officeooo:rsid="0014bed7" officeooo:paragraph-rsid="0079e329"/>
    </style:style>
    <style:style style:name="P129" style:family="paragraph" style:parent-style-name="Standard" style:list-style-name="L2">
      <style:paragraph-properties fo:margin-left="2.499cm" fo:margin-right="0cm" fo:text-align="start" style:justify-single-word="false" fo:text-indent="0cm" style:auto-text-indent="false"/>
      <style:text-properties style:font-name="FreeSans1" officeooo:rsid="0014bed7" officeooo:paragraph-rsid="00b2dc7e"/>
    </style:style>
    <style:style style:name="P130" style:family="paragraph" style:parent-style-name="Standard" style:list-style-name="L2">
      <style:paragraph-properties fo:margin-left="2.499cm" fo:margin-right="0cm" fo:text-align="start" style:justify-single-word="false" fo:text-indent="0cm" style:auto-text-indent="false"/>
      <style:text-properties style:font-name="FreeSans1" officeooo:rsid="0014bed7" officeooo:paragraph-rsid="00609657"/>
    </style:style>
    <style:style style:name="P131" style:family="paragraph" style:parent-style-name="Standard">
      <style:paragraph-properties fo:margin-left="2.499cm" fo:margin-right="0cm" fo:text-indent="0cm" style:auto-text-indent="false"/>
      <style:text-properties style:font-name="FreeSans1" officeooo:rsid="0014bed7" officeooo:paragraph-rsid="011804c3"/>
    </style:style>
    <style:style style:name="P132" style:family="paragraph" style:parent-style-name="Standard">
      <style:paragraph-properties fo:margin-left="2.499cm" fo:margin-right="0cm" fo:text-indent="0cm" style:auto-text-indent="false"/>
      <style:text-properties style:font-name="FreeSans1" officeooo:rsid="0014bed7" officeooo:paragraph-rsid="00964a7c"/>
    </style:style>
    <style:style style:name="P133" style:family="paragraph" style:parent-style-name="Standard">
      <style:paragraph-properties fo:margin-left="2.499cm" fo:margin-right="0cm" fo:text-indent="0cm" style:auto-text-indent="false"/>
      <style:text-properties style:font-name="FreeSans1" officeooo:rsid="0014bed7" officeooo:paragraph-rsid="00da5337"/>
    </style:style>
    <style:style style:name="P134" style:family="paragraph" style:parent-style-name="Standard">
      <style:paragraph-properties fo:margin-left="2.499cm" fo:margin-right="0cm" fo:text-indent="0cm" style:auto-text-indent="false"/>
      <style:text-properties style:font-name="FreeSans1" officeooo:rsid="0014bed7" officeooo:paragraph-rsid="00609657"/>
    </style:style>
    <style:style style:name="P135" style:family="paragraph" style:parent-style-name="Standard">
      <style:paragraph-properties fo:margin-left="2.499cm" fo:margin-right="0cm" fo:text-indent="0cm" style:auto-text-indent="false"/>
      <style:text-properties style:font-name="FreeSans1" officeooo:rsid="0014bed7" officeooo:paragraph-rsid="009a1f62"/>
    </style:style>
    <style:style style:name="P136" style:family="paragraph" style:parent-style-name="Standard">
      <style:paragraph-properties fo:margin-left="2.499cm" fo:margin-right="0cm" fo:text-indent="0cm" style:auto-text-indent="false"/>
      <style:text-properties style:font-name="FreeSans1" officeooo:rsid="0014bed7" officeooo:paragraph-rsid="0098cce9"/>
    </style:style>
    <style:style style:name="P137" style:family="paragraph" style:parent-style-name="Standard">
      <style:paragraph-properties fo:margin-left="2.499cm" fo:margin-right="0cm" fo:text-indent="0cm" style:auto-text-indent="false"/>
      <style:text-properties style:font-name="FreeSans1" officeooo:rsid="0014bed7" officeooo:paragraph-rsid="00f758b2"/>
    </style:style>
    <style:style style:name="P138" style:family="paragraph" style:parent-style-name="Standard" style:list-style-name="L2">
      <style:paragraph-properties fo:margin-left="2.499cm" fo:margin-right="0cm" fo:text-indent="0cm" style:auto-text-indent="false"/>
      <style:text-properties style:font-name="FreeSans1" officeooo:rsid="00a4b51e" officeooo:paragraph-rsid="00a4b51e"/>
    </style:style>
    <style:style style:name="P139" style:family="paragraph" style:parent-style-name="Standard" style:list-style-name="L2">
      <style:paragraph-properties fo:margin-left="2.499cm" fo:margin-right="0cm" fo:text-indent="0cm" style:auto-text-indent="false"/>
      <style:text-properties style:font-name="FreeSans1" officeooo:rsid="00715595" officeooo:paragraph-rsid="00715595" style:font-size-asian="10.5pt"/>
    </style:style>
    <style:style style:name="P140" style:family="paragraph" style:parent-style-name="Standard" style:list-style-name="L2">
      <style:paragraph-properties fo:margin-left="2.499cm" fo:margin-right="0cm" fo:text-indent="0cm" style:auto-text-indent="false"/>
      <style:text-properties style:font-name="FreeSans1" officeooo:rsid="0014bed7" officeooo:paragraph-rsid="00715595" fo:background-color="#ffffff"/>
    </style:style>
    <style:style style:name="P141" style:family="paragraph" style:parent-style-name="Standard" style:list-style-name="L2">
      <style:paragraph-properties fo:margin-left="2.499cm" fo:margin-right="0cm" fo:text-indent="0cm" style:auto-text-indent="false"/>
      <style:text-properties style:font-name="FreeSans1" officeooo:rsid="007496d8" officeooo:paragraph-rsid="00705e28"/>
    </style:style>
    <style:style style:name="P142" style:family="paragraph" style:parent-style-name="Standard" style:list-style-name="L2">
      <style:paragraph-properties fo:margin-left="2.499cm" fo:margin-right="0cm" fo:text-indent="0cm" style:auto-text-indent="false"/>
      <style:text-properties style:font-name="FreeSans1" officeooo:rsid="00a0146b" officeooo:paragraph-rsid="00b1dc5f"/>
    </style:style>
    <style:style style:name="P143" style:family="paragraph" style:parent-style-name="Standard">
      <style:paragraph-properties fo:margin-left="2.499cm" fo:margin-right="0cm" fo:text-indent="0cm" style:auto-text-indent="false"/>
      <style:text-properties style:font-name="FreeSans1" fo:font-weight="normal" officeooo:rsid="0014bed7" officeooo:paragraph-rsid="00dd9496" style:font-weight-asian="normal" style:font-weight-complex="normal"/>
    </style:style>
    <style:style style:name="P144" style:family="paragraph" style:parent-style-name="Standard">
      <style:paragraph-properties fo:margin-left="2.499cm" fo:margin-right="0cm" fo:text-indent="0cm" style:auto-text-indent="false"/>
      <style:text-properties style:font-name="FreeSans1" fo:font-weight="normal" officeooo:rsid="0014bed7" officeooo:paragraph-rsid="00964a7c" style:font-weight-asian="normal" style:font-weight-complex="normal"/>
    </style:style>
    <style:style style:name="P145" style:family="paragraph" style:parent-style-name="Standard">
      <style:paragraph-properties fo:margin-left="2.499cm" fo:margin-right="0cm" fo:text-indent="0cm" style:auto-text-indent="false"/>
      <style:text-properties style:font-name="FreeSans1" officeooo:rsid="0098cce9" officeooo:paragraph-rsid="009a1f62"/>
    </style:style>
    <style:style style:name="P146" style:family="paragraph" style:parent-style-name="Standard" style:list-style-name="L2">
      <style:paragraph-properties fo:margin-left="2.499cm" fo:margin-right="0cm" fo:text-indent="0cm" style:auto-text-indent="false"/>
    </style:style>
    <style:style style:name="P147" style:family="paragraph" style:parent-style-name="Standard" style:list-style-name="L2">
      <style:paragraph-properties fo:margin-left="2.499cm" fo:margin-right="0cm" fo:text-indent="0cm" style:auto-text-indent="false"/>
      <style:text-properties officeooo:paragraph-rsid="00609657"/>
    </style:style>
    <style:style style:name="P148" style:family="paragraph" style:parent-style-name="Standard" style:list-style-name="L2">
      <style:paragraph-properties fo:margin-left="2.499cm" fo:margin-right="0cm" fo:text-indent="0cm" style:auto-text-indent="false">
        <style:tab-stops/>
      </style:paragraph-properties>
    </style:style>
    <style:style style:name="P149" style:family="paragraph" style:parent-style-name="Standard">
      <style:paragraph-properties fo:break-before="page"/>
      <style:text-properties style:font-name="FreeSans1" officeooo:rsid="0014bed7" officeooo:paragraph-rsid="00609657"/>
    </style:style>
    <style:style style:name="P150" style:family="paragraph" style:parent-style-name="Text_20_body">
      <style:text-properties fo:font-weight="bold" officeooo:rsid="011f47ed" officeooo:paragraph-rsid="011f47ed" style:font-weight-asian="bold" style:font-weight-complex="bold"/>
    </style:style>
    <style:style style:name="P151" style:family="paragraph" style:parent-style-name="Text_20_body" style:list-style-name="" style:master-page-name="">
      <style:paragraph-properties fo:margin-left="0cm" fo:margin-right="0cm" fo:margin-top="0cm" fo:margin-bottom="0.247cm" loext:contextual-spacing="false" fo:line-height="120%" fo:text-align="center" style:justify-single-word="false" fo:text-indent="0cm" style:auto-text-indent="false" style:page-number="auto">
        <style:tab-stops/>
      </style:paragraph-properties>
      <style:text-properties style:font-name="FreeSans1" officeooo:paragraph-rsid="00609657"/>
    </style:style>
    <style:style style:name="P152" style:family="paragraph" style:parent-style-name="Text_20_body">
      <style:paragraph-properties fo:margin-left="2.501cm" fo:margin-right="0cm" fo:text-indent="-1.27cm" style:auto-text-indent="false"/>
      <style:text-properties officeooo:paragraph-rsid="010f0824"/>
    </style:style>
    <style:style style:name="P153" style:family="paragraph" style:parent-style-name="Text_20_body">
      <style:paragraph-properties fo:margin-left="2.501cm" fo:margin-right="0cm" fo:text-indent="-1.27cm" style:auto-text-indent="false"/>
      <style:text-properties officeooo:paragraph-rsid="0110aedb"/>
    </style:style>
    <style:style style:name="P154" style:family="paragraph" style:parent-style-name="Text_20_body">
      <style:paragraph-properties fo:margin-left="3.05cm" fo:margin-right="0cm" fo:text-indent="-1.78cm" style:auto-text-indent="false">
        <style:tab-stops/>
      </style:paragraph-properties>
      <style:text-properties fo:font-size="12pt" officeooo:rsid="00eaa895" officeooo:paragraph-rsid="00eaa895" style:font-size-asian="12pt" style:font-size-complex="12pt"/>
    </style:style>
    <style:style style:name="P155" style:family="paragraph" style:parent-style-name="Text_20_body">
      <style:paragraph-properties fo:margin-left="3.05cm" fo:margin-right="0cm" fo:text-indent="-1.78cm" style:auto-text-indent="false">
        <style:tab-stops/>
      </style:paragraph-properties>
      <style:text-properties fo:font-size="12pt" officeooo:rsid="00eaa895" officeooo:paragraph-rsid="010f07e2" style:font-size-asian="12pt" style:font-size-complex="12pt"/>
    </style:style>
    <style:style style:name="P156" style:family="paragraph" style:parent-style-name="Text_20_body" style:master-page-name="">
      <loext:graphic-properties draw:fill="none"/>
      <style:paragraph-properties fo:margin-left="2.499cm" fo:margin-right="0cm" fo:margin-top="0.199cm" fo:margin-bottom="0.499cm" loext:contextual-spacing="false" fo:line-height="120%" fo:text-indent="-1.78cm" style:auto-text-indent="false" style:page-number="auto" fo:background-color="transparent">
        <style:tab-stops/>
      </style:paragraph-properties>
      <style:text-properties fo:font-size="12pt" officeooo:rsid="00c3949d" officeooo:paragraph-rsid="0110aedb" style:font-size-asian="12pt" style:font-size-complex="12pt"/>
    </style:style>
    <style:style style:name="P157" style:family="paragraph" style:parent-style-name="Text_20_body">
      <loext:graphic-properties draw:fill="none"/>
      <style:paragraph-properties fo:margin-left="2.499cm" fo:margin-right="0cm" fo:margin-top="0.199cm" fo:margin-bottom="0.499cm" loext:contextual-spacing="false" fo:line-height="120%" fo:text-indent="-1.78cm" style:auto-text-indent="false" fo:background-color="transparent">
        <style:tab-stops/>
      </style:paragraph-properties>
      <style:text-properties fo:font-size="12pt" officeooo:rsid="00c3949d" officeooo:paragraph-rsid="0110aedb" style:font-size-asian="12pt" style:font-size-complex="12pt"/>
    </style:style>
    <style:style style:name="P158" style:family="paragraph" style:parent-style-name="Text_20_body">
      <style:paragraph-properties fo:margin-left="2.499cm" fo:margin-right="0cm" fo:margin-top="0.199cm" fo:margin-bottom="0.499cm" loext:contextual-spacing="false" fo:text-indent="-1.78cm" style:auto-text-indent="false">
        <style:tab-stops/>
      </style:paragraph-properties>
      <style:text-properties fo:font-size="12pt" officeooo:rsid="01091a65" officeooo:paragraph-rsid="0110aedb" style:font-size-asian="12pt" style:font-size-complex="12pt"/>
    </style:style>
    <style:style style:name="P159" style:family="paragraph" style:parent-style-name="Text_20_body">
      <style:paragraph-properties fo:margin-left="2.499cm" fo:margin-right="0cm" fo:margin-top="0.199cm" fo:margin-bottom="0.499cm" loext:contextual-spacing="false" fo:text-indent="-1.78cm" style:auto-text-indent="false">
        <style:tab-stops/>
      </style:paragraph-properties>
      <style:text-properties fo:font-size="12pt" officeooo:rsid="01091a65" officeooo:paragraph-rsid="0110aedb" style:font-size-asian="12pt" style:font-size-complex="12pt"/>
    </style:style>
    <style:style style:name="P160" style:family="paragraph" style:parent-style-name="Text_20_body">
      <style:paragraph-properties fo:margin-left="2.499cm" fo:margin-right="0cm" fo:text-indent="-1.78cm" style:auto-text-indent="false">
        <style:tab-stops/>
      </style:paragraph-properties>
      <style:text-properties officeooo:paragraph-rsid="01126c60"/>
    </style:style>
    <style:style style:name="T1" style:family="text">
      <style:text-properties style:font-name="FreeSans1"/>
    </style:style>
    <style:style style:name="T2" style:family="text">
      <style:text-properties style:font-name="FreeSans1" fo:font-size="10pt" style:font-size-asian="10pt" style:font-size-complex="10pt"/>
    </style:style>
    <style:style style:name="T3" style:family="text">
      <style:text-properties style:font-name="FreeSans1" fo:font-size="10pt" officeooo:rsid="00623b07" style:font-size-asian="10pt" style:font-size-complex="10pt"/>
    </style:style>
    <style:style style:name="T4" style:family="text">
      <style:text-properties style:font-name="FreeSans1" officeooo:rsid="0014bed7"/>
    </style:style>
    <style:style style:name="T5" style:family="text">
      <style:text-properties style:font-name="FreeSans1" fo:font-size="14pt" officeooo:rsid="0014bed7" style:font-size-asian="14pt" style:font-size-complex="14pt"/>
    </style:style>
    <style:style style:name="T6" style:family="text">
      <style:text-properties style:font-name="FreeSans1" fo:font-size="14pt" officeooo:rsid="006c2fcf" style:font-size-asian="14pt" style:font-size-complex="14pt"/>
    </style:style>
    <style:style style:name="T7" style:family="text">
      <style:text-properties style:font-name="FreeSans1" fo:font-size="14pt" officeooo:rsid="00a90f0a" style:font-size-asian="14pt" style:font-size-complex="14pt"/>
    </style:style>
    <style:style style:name="T8" style:family="text">
      <style:text-properties style:font-name="FreeSans1" officeooo:rsid="007f6bc1"/>
    </style:style>
    <style:style style:name="T9" style:family="text">
      <style:text-properties style:font-name="FreeSans1" officeooo:rsid="006d1b81"/>
    </style:style>
    <style:style style:name="T10" style:family="text">
      <style:text-properties style:font-name="FreeSans1" officeooo:rsid="008023f6"/>
    </style:style>
    <style:style style:name="T11" style:family="text">
      <style:text-properties style:font-name="FreeSans1" officeooo:rsid="00846bd5"/>
    </style:style>
    <style:style style:name="T12" style:family="text">
      <style:text-properties style:font-name="FreeSans1" officeooo:rsid="0085c179"/>
    </style:style>
    <style:style style:name="T13" style:family="text">
      <style:text-properties style:font-name="FreeSans1" officeooo:rsid="00870ac0"/>
    </style:style>
    <style:style style:name="T14" style:family="text">
      <style:text-properties style:font-name="FreeSans1" officeooo:rsid="0086362e"/>
    </style:style>
    <style:style style:name="T15" style:family="text">
      <style:text-properties style:font-name="FreeSans1" officeooo:rsid="009f0bd0"/>
    </style:style>
    <style:style style:name="T16" style:family="text">
      <style:text-properties style:font-name="FreeSans1" officeooo:rsid="007a1ada"/>
    </style:style>
    <style:style style:name="T17" style:family="text">
      <style:text-properties style:font-name="FreeSans1" fo:font-size="12pt" officeooo:rsid="00c3949d" style:font-size-asian="12pt" style:font-size-complex="12pt"/>
    </style:style>
    <style:style style:name="T18" style:family="text">
      <style:text-properties style:font-name="FreeSans1" fo:font-size="12pt" officeooo:rsid="00d8073a" style:font-size-asian="12pt" style:font-size-complex="12pt"/>
    </style:style>
    <style:style style:name="T19" style:family="text">
      <style:text-properties style:font-name="FreeSans1" fo:font-size="12pt" officeooo:rsid="0014bed7" style:font-size-asian="12pt" style:font-size-complex="12pt"/>
    </style:style>
    <style:style style:name="T20" style:family="text">
      <style:text-properties style:font-name="FreeSans1" fo:font-size="12pt" officeooo:rsid="007a1ada" style:font-size-asian="12pt" style:font-size-complex="12pt"/>
    </style:style>
    <style:style style:name="T21" style:family="text">
      <style:text-properties style:font-name="FreeSans1" fo:font-size="12pt" officeooo:rsid="010f0824" style:font-size-asian="12pt" style:font-size-complex="12pt"/>
    </style:style>
    <style:style style:name="T22" style:family="text">
      <style:text-properties style:font-name="FreeSans1" fo:font-size="12pt" officeooo:rsid="0014bed7" fo:background-color="#ffffff" loext:char-shading-value="0" style:font-size-asian="12pt" style:font-size-complex="12pt"/>
    </style:style>
    <style:style style:name="T23" style:family="text">
      <style:text-properties style:font-name="FreeSans1" officeooo:rsid="00caa7dd"/>
    </style:style>
    <style:style style:name="T24" style:family="text">
      <style:text-properties style:font-name="FreeSans1" officeooo:rsid="00d02356"/>
    </style:style>
    <style:style style:name="T25" style:family="text">
      <style:text-properties style:font-name="FreeSans1" officeooo:rsid="00d5f266"/>
    </style:style>
    <style:style style:name="T26" style:family="text">
      <style:text-properties style:font-name="FreeSans1" officeooo:rsid="00d6f379"/>
    </style:style>
    <style:style style:name="T27" style:family="text">
      <style:text-properties style:font-name="FreeSans1" officeooo:rsid="00d2ecfb"/>
    </style:style>
    <style:style style:name="T28" style:family="text">
      <style:text-properties style:font-name="FreeSans1" officeooo:rsid="00b1dc5f"/>
    </style:style>
    <style:style style:name="T29" style:family="text">
      <style:text-properties style:font-name="FreeSans1" officeooo:rsid="008e96bd"/>
    </style:style>
    <style:style style:name="T30" style:family="text">
      <style:text-properties style:font-name="FreeSans1" officeooo:rsid="007496d8"/>
    </style:style>
    <style:style style:name="T31" style:family="text">
      <style:text-properties style:font-name="FreeSans1" fo:font-style="italic" fo:font-weight="normal" officeooo:rsid="0014bed7" style:font-style-asian="italic" style:font-weight-asian="normal" style:font-style-complex="italic" style:font-weight-complex="normal"/>
    </style:style>
    <style:style style:name="T32" style:family="text">
      <style:text-properties style:font-name="FreeSans1" fo:font-style="normal" fo:font-weight="normal" officeooo:rsid="0014bed7" style:font-style-asian="normal" style:font-weight-asian="normal" style:font-style-complex="normal" style:font-weight-complex="normal"/>
    </style:style>
    <style:style style:name="T33" style:family="text">
      <style:text-properties style:font-name="FreeSans1" fo:font-style="normal" fo:font-weight="normal" officeooo:rsid="00df338a" style:font-style-asian="normal" style:font-weight-asian="normal" style:font-style-complex="normal" style:font-weight-complex="normal"/>
    </style:style>
    <style:style style:name="T34" style:family="text">
      <style:text-properties style:font-name="FreeSans1" fo:font-style="normal" fo:font-weight="normal" officeooo:rsid="00e102a8" style:font-style-asian="normal" style:font-weight-asian="normal" style:font-style-complex="normal" style:font-weight-complex="normal"/>
    </style:style>
    <style:style style:name="T35" style:family="text">
      <style:text-properties style:font-name="FreeSans1" fo:font-style="normal" fo:font-weight="normal" officeooo:rsid="0088c8a9" style:font-style-asian="normal" style:font-weight-asian="normal" style:font-style-complex="normal" style:font-weight-complex="normal"/>
    </style:style>
    <style:style style:name="T36" style:family="text">
      <style:text-properties style:font-name="FreeSans1" fo:font-style="normal" fo:font-weight="normal" officeooo:rsid="00df3741" style:font-style-asian="normal" style:font-weight-asian="normal" style:font-style-complex="normal" style:font-weight-complex="normal"/>
    </style:style>
    <style:style style:name="T37" style:family="text">
      <style:text-properties style:font-name="FreeSans1" fo:font-style="normal" fo:font-weight="normal" officeooo:rsid="00731564" style:font-style-asian="normal" style:font-weight-asian="normal" style:font-style-complex="normal" style:font-weight-complex="normal"/>
    </style:style>
    <style:style style:name="T38" style:family="text">
      <style:text-properties style:font-name="FreeSans1" fo:font-style="normal" fo:font-weight="normal" officeooo:rsid="00e28b18" style:font-style-asian="normal" style:font-weight-asian="normal" style:font-style-complex="normal" style:font-weight-complex="normal"/>
    </style:style>
    <style:style style:name="T39" style:family="text">
      <style:text-properties style:font-name="FreeSans1" officeooo:rsid="0103b9b8"/>
    </style:style>
    <style:style style:name="T40" style:family="text">
      <style:text-properties style:font-name="FreeSans1" officeooo:rsid="0013e57e"/>
    </style:style>
    <style:style style:name="T41" style:family="text">
      <style:text-properties style:font-name="FreeSans1" officeooo:rsid="001b27cc"/>
    </style:style>
    <style:style style:name="T42" style:family="text">
      <style:text-properties style:font-name="FreeSans1" officeooo:rsid="000cbc8e"/>
    </style:style>
    <style:style style:name="T43" style:family="text">
      <style:text-properties style:font-name="FreeSans1" officeooo:rsid="000e7006"/>
    </style:style>
    <style:style style:name="T44" style:family="text">
      <style:text-properties style:font-name="FreeSans1" officeooo:rsid="001dde91"/>
    </style:style>
    <style:style style:name="T45" style:family="text">
      <style:text-properties style:font-name="FreeSans1" officeooo:rsid="0029c808"/>
    </style:style>
    <style:style style:name="T46" style:family="text">
      <style:text-properties style:font-name="FreeSans1" officeooo:rsid="00194a24"/>
    </style:style>
    <style:style style:name="T47" style:family="text">
      <style:text-properties style:font-name="FreeSans1" officeooo:rsid="005c0c62"/>
    </style:style>
    <style:style style:name="T48" style:family="text">
      <style:text-properties style:font-name="FreeSans1" officeooo:rsid="005ee2c4"/>
    </style:style>
    <style:style style:name="T49" style:family="text">
      <style:text-properties style:font-name="FreeSans1" officeooo:rsid="005d8810"/>
    </style:style>
    <style:style style:name="T50" style:family="text">
      <style:text-properties style:font-name="FreeSans1" officeooo:rsid="003098f3"/>
    </style:style>
    <style:style style:name="T51" style:family="text">
      <style:text-properties style:font-name="FreeSans1" officeooo:rsid="00134993"/>
    </style:style>
    <style:style style:name="T52" style:family="text">
      <style:text-properties style:font-name="FreeSans1" officeooo:rsid="001cb165"/>
    </style:style>
    <style:style style:name="T53" style:family="text">
      <style:text-properties style:font-name="FreeSans1" officeooo:rsid="00655ad0"/>
    </style:style>
    <style:style style:name="T54" style:family="text">
      <style:text-properties style:font-name="FreeSans1" fo:font-weight="normal" officeooo:rsid="001d8890" style:font-weight-asian="normal" style:font-weight-complex="normal"/>
    </style:style>
    <style:style style:name="T55" style:family="text">
      <style:text-properties style:font-name="FreeSans1" fo:font-weight="normal" officeooo:rsid="001e016f" style:font-weight-asian="normal" style:font-weight-complex="normal"/>
    </style:style>
    <style:style style:name="T56" style:family="text">
      <style:text-properties style:font-name="FreeSans1" officeooo:rsid="0110aedb"/>
    </style:style>
    <style:style style:name="T57" style:family="text">
      <style:text-properties style:font-name="FreeSans1" officeooo:rsid="011e062a"/>
    </style:style>
    <style:style style:name="T58" style:family="text">
      <style:text-properties style:font-name="FreeSans1" officeooo:rsid="011fb4a5"/>
    </style:style>
    <style:style style:name="T59" style:family="text">
      <style:text-properties officeooo:rsid="0014bed7"/>
    </style:style>
    <style:style style:name="T60" style:family="text">
      <style:text-properties officeooo:rsid="00214879"/>
    </style:style>
    <style:style style:name="T61" style:family="text">
      <style:text-properties fo:font-size="12pt" officeooo:rsid="0014bed7" style:font-size-asian="12pt" style:font-size-complex="12pt"/>
    </style:style>
    <style:style style:name="T62" style:family="text">
      <style:text-properties fo:font-size="12pt" officeooo:rsid="007a633b" style:font-size-asian="12pt" style:font-size-complex="12pt"/>
    </style:style>
    <style:style style:name="T63" style:family="text">
      <style:text-properties officeooo:rsid="0066e1c0"/>
    </style:style>
    <style:style style:name="T64" style:family="text">
      <style:text-properties officeooo:rsid="0068886a"/>
    </style:style>
    <style:style style:name="T65" style:family="text">
      <style:text-properties officeooo:rsid="006992b1"/>
    </style:style>
    <style:style style:name="T66" style:family="text">
      <style:text-properties officeooo:rsid="006a3de5"/>
    </style:style>
    <style:style style:name="T67" style:family="text">
      <style:text-properties officeooo:rsid="006c2fcf"/>
    </style:style>
    <style:style style:name="T68" style:family="text">
      <style:text-properties officeooo:rsid="006d17ec"/>
    </style:style>
    <style:style style:name="T69" style:family="text">
      <style:text-properties fo:font-size="14pt" style:font-size-asian="14pt" style:font-size-complex="14pt"/>
    </style:style>
    <style:style style:name="T70" style:family="text">
      <style:text-properties fo:font-size="14pt" officeooo:rsid="008ecac1" style:font-size-asian="14pt" style:font-size-complex="14pt"/>
    </style:style>
    <style:style style:name="T71" style:family="text">
      <style:text-properties officeooo:rsid="00705e28"/>
    </style:style>
    <style:style style:name="T72" style:family="text">
      <style:text-properties officeooo:rsid="00715595"/>
    </style:style>
    <style:style style:name="T73" style:family="text">
      <style:text-properties officeooo:rsid="00731564"/>
    </style:style>
    <style:style style:name="T74" style:family="text">
      <style:text-properties officeooo:rsid="0073b575"/>
    </style:style>
    <style:style style:name="T75" style:family="text">
      <style:text-properties officeooo:rsid="007496d8"/>
    </style:style>
    <style:style style:name="T76" style:family="text">
      <style:text-properties officeooo:rsid="0074c6a9"/>
    </style:style>
    <style:style style:name="T77" style:family="text">
      <style:text-properties officeooo:rsid="00755a84"/>
    </style:style>
    <style:style style:name="T78" style:family="text">
      <style:text-properties officeooo:rsid="007ec925"/>
    </style:style>
    <style:style style:name="T79" style:family="text">
      <style:text-properties officeooo:rsid="008023f6"/>
    </style:style>
    <style:style style:name="T80" style:family="text">
      <style:text-properties officeooo:rsid="0082219f"/>
    </style:style>
    <style:style style:name="T81" style:family="text">
      <style:text-properties officeooo:rsid="0083bf16"/>
    </style:style>
    <style:style style:name="T82" style:family="text">
      <style:text-properties officeooo:rsid="0087b2cb"/>
    </style:style>
    <style:style style:name="T83" style:family="text">
      <style:text-properties officeooo:rsid="0088832f"/>
    </style:style>
    <style:style style:name="T84" style:family="text">
      <style:text-properties officeooo:rsid="0089f4b1"/>
    </style:style>
    <style:style style:name="T85" style:family="text">
      <style:text-properties officeooo:rsid="008d03b9"/>
    </style:style>
    <style:style style:name="T86" style:family="text">
      <style:text-properties officeooo:rsid="00964a7c"/>
    </style:style>
    <style:style style:name="T87" style:family="text">
      <style:text-properties officeooo:rsid="0098cce9"/>
    </style:style>
    <style:style style:name="T88" style:family="text">
      <style:text-properties officeooo:rsid="0099757c"/>
    </style:style>
    <style:style style:name="T89" style:family="text">
      <style:text-properties officeooo:rsid="009b0132"/>
    </style:style>
    <style:style style:name="T90" style:family="text">
      <style:text-properties officeooo:rsid="009fb35f"/>
    </style:style>
    <style:style style:name="T91" style:family="text">
      <style:text-properties officeooo:rsid="00a34528"/>
    </style:style>
    <style:style style:name="T92" style:family="text">
      <style:text-properties officeooo:rsid="00a474a6"/>
    </style:style>
    <style:style style:name="T93" style:family="text">
      <style:text-properties officeooo:rsid="00b2dc7e"/>
    </style:style>
    <style:style style:name="T94" style:family="text">
      <style:text-properties officeooo:rsid="00b46c38"/>
    </style:style>
    <style:style style:name="T95" style:family="text">
      <style:text-properties officeooo:rsid="00b62a77"/>
    </style:style>
    <style:style style:name="T96" style:family="text">
      <style:text-properties officeooo:rsid="00b6b519"/>
    </style:style>
    <style:style style:name="T97" style:family="text">
      <style:text-properties officeooo:rsid="00b9042e"/>
    </style:style>
    <style:style style:name="T98" style:family="text">
      <style:text-properties officeooo:rsid="00bf4ef4"/>
    </style:style>
    <style:style style:name="T99" style:family="text">
      <style:text-properties officeooo:rsid="00c287fc"/>
    </style:style>
    <style:style style:name="T100" style:family="text">
      <style:text-properties officeooo:rsid="00c8da91"/>
    </style:style>
    <style:style style:name="T101" style:family="text">
      <style:text-properties officeooo:rsid="00cdaefa"/>
    </style:style>
    <style:style style:name="T102" style:family="text">
      <style:text-properties officeooo:rsid="00d02356"/>
    </style:style>
    <style:style style:name="T103" style:family="text">
      <style:text-properties officeooo:rsid="00d17607"/>
    </style:style>
    <style:style style:name="T104" style:family="text">
      <style:text-properties officeooo:rsid="00d260d8"/>
    </style:style>
    <style:style style:name="T105" style:family="text">
      <style:text-properties officeooo:rsid="00d2ecfb"/>
    </style:style>
    <style:style style:name="T106" style:family="text">
      <style:text-properties officeooo:rsid="00d7222a"/>
    </style:style>
    <style:style style:name="T107" style:family="text">
      <style:text-properties officeooo:rsid="00d9d02b"/>
    </style:style>
    <style:style style:name="T108" style:family="text">
      <style:text-properties officeooo:rsid="00da5337"/>
    </style:style>
    <style:style style:name="T109" style:family="text">
      <style:text-properties officeooo:rsid="00da533b"/>
    </style:style>
    <style:style style:name="T110" style:family="text">
      <style:text-properties officeooo:rsid="00daa222"/>
    </style:style>
    <style:style style:name="T111" style:family="text">
      <style:text-properties officeooo:rsid="00df3741"/>
    </style:style>
    <style:style style:name="T112" style:family="text">
      <style:text-properties officeooo:rsid="00f81a22"/>
    </style:style>
    <style:style style:name="T113" style:family="text">
      <style:text-properties officeooo:rsid="00fb27f9"/>
    </style:style>
    <style:style style:name="T114" style:family="text">
      <style:text-properties officeooo:rsid="00fb5672"/>
    </style:style>
    <style:style style:name="T115" style:family="text">
      <style:text-properties officeooo:rsid="00fce837"/>
    </style:style>
    <style:style style:name="T116" style:family="text">
      <style:text-properties officeooo:rsid="01002521"/>
    </style:style>
    <style:style style:name="T117" style:family="text">
      <style:text-properties officeooo:rsid="01011215"/>
    </style:style>
    <style:style style:name="T118" style:family="text">
      <style:text-properties officeooo:rsid="0101d149"/>
    </style:style>
    <style:style style:name="T119" style:family="text">
      <style:text-properties officeooo:rsid="0101e03d"/>
    </style:style>
    <style:style style:name="T120" style:family="text">
      <style:text-properties officeooo:rsid="010f07e2"/>
    </style:style>
    <style:style style:name="T121" style:family="text">
      <style:text-properties officeooo:rsid="01126c60"/>
    </style:style>
    <style:style style:name="fr1" style:family="graphic" style:parent-style-name="Frame">
      <style:graphic-properties style:vertical-pos="top" style:vertical-rel="paragraph-content" style:horizontal-pos="center" style:horizontal-rel="paragraph" loext:rel-height-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10">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90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1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9"/>
      <text:p text:style-name="P30">Employment Contract </text:p>
      <text:p text:style-name="P12"/>
      <text:list xml:id="list2222250578" text:style-name="L1">
        <text:list-item>
          <text:p text:style-name="P99">Contract of Employment </text:p>
        </text:list-item>
        <text:list-item>
          <text:p text:style-name="P100">Code of Conduct </text:p>
        </text:list-item>
        <text:list-item>
          <text:p text:style-name="P100">Job Description </text:p>
        </text:list-item>
        <text:list-item>
          <text:p text:style-name="P100">Employee Information Sheet </text:p>
        </text:list-item>
      </text:list>
      <text:p text:style-name="P12"><draw:frame draw:style-name="fr1" draw:name="Frame1" text:anchor-type="paragraph" svg:width="16.205cm" svg:height="13.083cm" style:rel-height="56%" draw:z-index="0"><draw:text-box><text:p text:style-name="P22">Instructions: </text:p><text:p text:style-name="P22"/><text:p text:style-name="P25">(These instructions are included for administrative purposes only and are not included in the terms of the contract).</text:p><text:p text:style-name="P22"/><text:p text:style-name="P24">Contract of Employment – to be signed by both Employee and a Employer Director. One copy to be given to each party for their records. Signature page to be signed in full, bottom right hand corner of each page to be <text:span text:style-name="T106">initialled</text:span> the Employee. </text:p><text:p text:style-name="P22"/><text:p text:style-name="P22">Acknowledgement of Code of Conduct document – to be signed by Employee after reading. </text:p><text:p text:style-name="P22"/><text:p text:style-name="P22">Job Description – to be signed by Employee. </text:p><text:p text:style-name="P22"/><text:p text:style-name="P22">Employee Information Sheet – to be completed by the Employee. </text:p><text:p text:style-name="P22"/><text:p text:style-name="P22">Copy of Identity Document and Proof of Banking Details to be supplied by the Employee. </text:p></draw:text-box></draw:frame></text:p>
      <text:p text:style-name="P44"><text:soft-page-break/>Contract of Employment </text:p>
      <text:p text:style-name="P11"/>
      <text:h text:style-name="P151" text:outline-level="2">entered into between </text:h>
      <text:p text:style-name="P11"/>
      <text:p text:style-name="P47">[Insert Full Name of Employer]</text:p>
      <text:p text:style-name="P46">(hereafter referred to as “the Employer”) </text:p>
      <text:p text:style-name="P11"/>
      <text:p text:style-name="P43">and </text:p>
      <text:p text:style-name="P11"/>
      <text:p text:style-name="P45">[Insert Employee Name<text:span text:style-name="T59">]</text:span></text:p>
      <text:p text:style-name="P33">(h<text:span text:style-name="T60">ereafter referred to as <text:s/>“the </text:span>Employee”) </text:p>
      <text:list xml:id="list434439278" text:style-name="Outline">
        <text:list-item>
          <text:list>
            <text:list-item>
              <text:h text:style-name="P66" text:outline-level="2">Recordal </text:h>
            </text:list-item>
          </text:list>
        </text:list-item>
      </text:list>
      <text:p text:style-name="P12"/>
      <text:p text:style-name="P37">This Contract of Employment serves to confirm the appointment of the Employee</text:p>
      <text:p text:style-name="P37">as the <text:span text:style-name="T100">[Insert Job Title]</text:span> <text:span text:style-name="T64">of [Insert Full Legal Name of Employer]</text:span>, commencing on [Insert Commencement Date]. It is agreed that the employment relationship is subject to the following terms and conditions. </text:p>
      <text:p text:style-name="P12"/>
      <text:list xml:id="list161647031830322" text:continue-numbering="true" text:style-name="Outline">
        <text:list-item>
          <text:list>
            <text:list-item>
              <text:h text:style-name="P61" text:outline-level="2"><text:span text:style-name="T5">Duties </text:span><text:span text:style-name="T6">and Place of Wor</text:span><text:span text:style-name="T7">k</text:span></text:h>
              <text:list>
                <text:list-item>
                  <text:h text:style-name="P50" text:outline-level="3">Duties</text:h>
                </text:list-item>
              </text:list>
            </text:list-item>
          </text:list>
        </text:list-item>
      </text:list>
      <text:p text:style-name="P48"><text:span text:style-name="T4">The main duties of the position as the </text:span><text:span text:style-name="T23">[Insert Job Title] </text:span><text:span text:style-name="T4">are set out in the </text:span><text:span text:style-name="T8">J</text:span><text:span text:style-name="T4">ob </text:span><text:span text:style-name="T8">D</text:span><text:span text:style-name="T4">escription, a copy of which is attached to this document. In addition, it is agreed that the Employee may be required to perform other duties from time to time as reasonably be required by her managers.</text:span></text:p>
      <text:p text:style-name="P42"/>
      <text:list xml:id="list161646030490063" text:continue-numbering="true" text:style-name="Outline">
        <text:list-item>
          <text:list>
            <text:list-item>
              <text:list>
                <text:list-item>
                  <text:h text:style-name="P58" text:outline-level="3">Place of Work</text:h>
                </text:list-item>
              </text:list>
            </text:list-item>
          </text:list>
        </text:list-item>
      </text:list>
      <text:list xml:id="list1882325408" text:style-name="L2">
        <text:list-item>
          <text:list>
            <text:list-header>
              <text:p text:style-name="P115">The place of work is <text:span text:style-name="T79">currently [Insert Place of Work]</text:span>. The Employee may be expected to work at other premises of the Employer from time to time. </text:p>
            </text:list-header>
          </text:list>
        </text:list-item>
      </text:list>
      <text:p text:style-name="P14"/>
      <text:list xml:id="list161645706827584" text:continue-list="list161646030490063" text:style-name="Outline">
        <text:list-item>
          <text:list>
            <text:list-item>
              <text:h text:style-name="P62" text:outline-level="2">Probation </text:h>
            </text:list-item>
          </text:list>
        </text:list-item>
      </text:list>
      <text:p text:style-name="P38"/>
      <text:p text:style-name="P38"><text:span text:style-name="T63">Permanent e</text:span>mployment is subject to a probation period <text:span text:style-name="T68">of three months;</text:span> <text:s/>for the Employee to familiarise herself with the Employer<text:span text:style-name="T68">'s requirements</text:span> and for the Employer to determine her suitability for a permanent position. Probation may be extended <text:span text:style-name="T79">in the unfettered </text:span>discretion of the Employer. <text:s/></text:p>
      <text:p text:style-name="P12"/>
      <text:list xml:id="list161646654159557" text:continue-numbering="true" text:style-name="Outline">
        <text:list-item>
          <text:list>
            <text:list-item>
              <text:h text:style-name="P63" text:outline-level="2">Remuneration</text:h>
              <text:list>
                <text:list-item>
                  <text:h text:style-name="P59" text:outline-level="3"><text:span text:style-name="T9">Basis of </text:span><text:span text:style-name="T10">Remuneration</text:span></text:h>
                </text:list-item>
              </text:list>
            </text:list-item>
          </text:list>
        </text:list-item>
      </text:list>
      <text:list xml:id="list161646587003510" text:continue-list="list1882325408" text:style-name="L2">
        <text:list-item>
          <text:list>
            <text:list-header>
              <text:p text:style-name="P116">The Employee will be remunerated monthly on a total Cost to Employer (CTC) basis. The annual salary <text:span text:style-name="T63">on a CTC basis </text:span>will be [Insert the <text:span text:style-name="T79">annual CTC </text:span>salary <text:soft-page-break/>figure]. This CTC salary consists of cash and the contribution<text:span text:style-name="T101">s</text:span> to the the Employer Provident Fund <text:span text:style-name="T63">when applicable</text:span>.</text:p>
              <text:p text:style-name="P71"/>
            </text:list-header>
          </text:list>
        </text:list-item>
      </text:list>
      <text:list xml:id="list161646841040347" text:continue-list="list161646654159557" text:style-name="Outline">
        <text:list-item>
          <text:list>
            <text:list-item>
              <text:list>
                <text:list-item>
                  <text:h text:style-name="P57" text:outline-level="3">Deductions</text:h>
                </text:list-item>
              </text:list>
            </text:list-item>
          </text:list>
        </text:list-item>
      </text:list>
      <text:list xml:id="list161645220456769" text:continue-list="list161646587003510" text:style-name="L2">
        <text:list-item>
          <text:list>
            <text:list-header>
              <text:p text:style-name="P117">The Employee agrees that the Employer may deduct the following from her monthly remuneration: </text:p>
            </text:list-header>
          </text:list>
          <text:p text:style-name="P118">Employee’s tax; Pay as you ear<text:span text:style-name="T101">n</text:span> (PAYE) and Standard Income Tax for Employees (SITE) when applicable, </text:p>
          <text:p text:style-name="P118">Unemployment Insurance (UIF), </text:p>
          <text:list text:continue-numbering="true">
            <text:list-header>
              <text:p text:style-name="P118">Provident Fund when applicable.</text:p>
              <text:p text:style-name="P72"/>
            </text:list-header>
          </text:list>
        </text:list-item>
      </text:list>
      <text:list xml:id="list161645102857342" text:continue-list="list161646841040347" text:style-name="Outline">
        <text:list-item>
          <text:list>
            <text:list-item>
              <text:list>
                <text:list-item>
                  <text:h text:style-name="Heading_20_3" text:outline-level="3">Disclosure</text:h>
                </text:list-item>
              </text:list>
            </text:list-item>
          </text:list>
        </text:list-item>
      </text:list>
      <text:list xml:id="list161647061555802" text:continue-list="list161645220456769" text:style-name="L2">
        <text:list-item>
          <text:list>
            <text:list-header>
              <text:p text:style-name="P138">The amount of Employee remuneration and the provident fund contributions may be disclosed only to authorised fellow employees, the Employee may however disclose the information in confidence to her spouse, life partner, financial institutions and financial and legal advisers. </text:p>
            </text:list-header>
          </text:list>
        </text:list-item>
      </text:list>
      <text:p text:style-name="P41"/>
      <text:p text:style-name="P15"/>
      <text:list xml:id="list161645206202657" text:continue-list="list161645102857342" text:style-name="Outline">
        <text:list-item>
          <text:list>
            <text:list-item>
              <text:h text:style-name="Heading_20_2" text:outline-level="2">Indebtedness </text:h>
            </text:list-item>
          </text:list>
        </text:list-item>
      </text:list>
      <text:p text:style-name="P12"/>
      <text:p text:style-name="P40"><text:span text:style-name="T65">The Employee authorises the Employer to deduct any amount owed by the Employee to the Employer </text:span><text:s/><text:span text:style-name="T65">in </text:span>respect of advances against salary, loans, bursaries and purchases from the Employer or otherwise <text:span text:style-name="T65">as a first charge on any amount due to be paid to to the Employee. </text:span></text:p>
      <text:p text:style-name="P39"><text:span text:style-name="T65">The Employee authorise the Employer to </text:span>deduct from any final payment due to the Employee <text:s/><text:span text:style-name="T65">on</text:span> termination of employment for whatever reason any monies owing <text:span text:style-name="T65">to the Employer.</text:span></text:p>
      <text:p text:style-name="P39"/>
      <text:p text:style-name="P12"/>
      <text:p text:style-name="P12"/>
      <text:p text:style-name="P12"/>
      <text:list xml:id="list161646933783567" text:continue-numbering="true" text:style-name="Outline">
        <text:list-item>
          <text:list>
            <text:list-item>
              <text:h text:style-name="Heading_20_2" text:outline-level="2"><text:soft-page-break/>Hours of work, overtime and Bi- Annual Conference </text:h>
            </text:list-item>
          </text:list>
        </text:list-item>
      </text:list>
      <text:list xml:id="list161645490293314" text:continue-list="list161647061555802" text:style-name="L2">
        <text:list-header>
          <text:p text:style-name="P73"/>
        </text:list-header>
      </text:list>
      <text:list xml:id="list161645985022076" text:continue-list="list161646933783567" text:style-name="Outline">
        <text:list-item>
          <text:list>
            <text:list-item>
              <text:list>
                <text:list-item>
                  <text:h text:style-name="Heading_20_3" text:outline-level="3">Hours</text:h>
                </text:list-item>
              </text:list>
            </text:list-item>
          </text:list>
        </text:list-item>
      </text:list>
      <text:list xml:id="list161646936765547" text:continue-list="list161645490293314" text:style-name="L2">
        <text:list-item>
          <text:list>
            <text:list-header>
              <text:p text:style-name="P119">The Employee <text:span text:style-name="T66">is</text:span> required to work <text:span text:style-name="T102">forty (</text:span>40<text:span text:style-name="T102">)</text:span> hours per week. The Employee may be required to work longer hours than this from time to time depending on the demands of the business. The Employee is required to work at the office during the core business hours between 10h00 and 16h00, and may be required to be present at other times as instructed by a Director. </text:p>
              <text:p text:style-name="P74"/>
            </text:list-header>
          </text:list>
        </text:list-item>
      </text:list>
      <text:list xml:id="list161646892169909" text:continue-list="list161645985022076" text:style-name="Outline">
        <text:list-item>
          <text:list>
            <text:list-item>
              <text:list>
                <text:list-item>
                  <text:h text:style-name="Heading_20_3" text:outline-level="3">Overtime</text:h>
                </text:list-item>
              </text:list>
            </text:list-item>
          </text:list>
        </text:list-item>
      </text:list>
      <text:list xml:id="list161646337718175" text:continue-list="list161646936765547" text:style-name="L2">
        <text:list-item>
          <text:list>
            <text:list-header>
              <text:p text:style-name="P119"><text:span text:style-name="T80">T</text:span>he Employee agrees and undertakes to perform overtime duties, <text:span text:style-name="T67">as</text:span> required from time to time, <text:span text:style-name="T67">after hours, </text:span>on Saturdays, Sundays and/or Public Holidays. <text:span text:style-name="T67">O</text:span>vertime shall not exceed the relevant statutory limitation. Overtime worked will be reimbursed in accordance with the provisions of, and regulations issued in terms of the Basic Conditions of Employment 1997 as amended <text:span text:style-name="T67">or successor legislation.</text:span></text:p>
              <text:p text:style-name="P74"/>
            </text:list-header>
          </text:list>
        </text:list-item>
      </text:list>
      <text:list xml:id="list161645806365147" text:continue-list="list161646892169909" text:style-name="Outline">
        <text:list-item>
          <text:list>
            <text:list-item>
              <text:h text:style-name="Heading_20_2" text:outline-level="2">Leave </text:h>
            </text:list-item>
          </text:list>
        </text:list-item>
      </text:list>
      <text:list xml:id="list161645201785987" text:continue-list="list161646337718175" text:style-name="L2">
        <text:list-header>
          <text:p text:style-name="P88"/>
        </text:list-header>
      </text:list>
      <text:list xml:id="list161645616777647" text:continue-list="list161645806365147" text:style-name="Outline">
        <text:list-item>
          <text:list>
            <text:list-item>
              <text:list>
                <text:list-item>
                  <text:h text:style-name="Heading_20_3" text:outline-level="3">Annual Leave </text:h>
                </text:list-item>
              </text:list>
            </text:list-item>
          </text:list>
        </text:list-item>
      </text:list>
      <text:p text:style-name="P12"/>
      <text:p text:style-name="P125">The Employee will be entitled to <text:span text:style-name="T96">twenty (</text:span>20<text:span text:style-name="T96">)</text:span> working days annual leave during each <text:span text:style-name="T81">twelve </text:span>month cycle. <text:span text:style-name="T81">The first cycle</text:span> <text:span text:style-name="T81">begins on the first day of </text:span>employment. The offices <text:span text:style-name="T81">of the Employer are </text:span>closed <text:span text:style-name="T81">for </text:span>two weeks <text:span text:style-name="T81">each year <text:s/>for a period </text:span>incorporating 25th December and 1st January. Th<text:span text:style-name="T81">e Employer </text:span>will <text:span text:style-name="T81">take </text:span>compulsory leave <text:span text:style-name="T81">for this period</text:span>; the leave taken over the first week will not be deducted from the <text:span text:style-name="T81">annual </text:span>leave allowance, <text:span text:style-name="T81">leave taken for the second week will be deducted from the annual leave allowance</text:span>. <text:s/><text:span text:style-name="T81">Annual leave other than the compulsory leave may </text:span>be taken at a time mutually convenient for the <text:span text:style-name="T81">Employee </text:span>and the Employer. Leave may not be accumulated for longer than <text:span text:style-name="T81">six </text:span>months after the <text:span text:style-name="T81">twelve </text:span>month cycle in which the leave becomes due. <text:s/>Any leave not taken <text:span text:style-name="T81">within the leave cycle in which it accumulates or within six (6) weeks of </text:span><text:soft-page-break/><text:span text:style-name="T81">the end of that cycle is </text:span>forfeited. <text:span text:style-name="T81">T</text:span>he Employee <text:span text:style-name="T81">is not </text:span>entitled to compensation <text:span text:style-name="T81">for forfeited leave</text:span> unless agreed by the Employer <text:span text:style-name="T81">in writing</text:span>. <text:span text:style-name="T81">L</text:span>eave <text:span text:style-name="T81">taken for religious holidays which are not </text:span>public holidays will be deducted from annual leave. </text:p>
      <text:p text:style-name="P12"/>
      <text:list xml:id="list161645709043135" text:continue-numbering="true" text:style-name="Outline">
        <text:list-item>
          <text:list>
            <text:list-item>
              <text:list>
                <text:list-item>
                  <text:h text:style-name="P51" text:outline-level="3">Sick Leav<text:span text:style-name="T96">e</text:span></text:h>
                </text:list-item>
              </text:list>
            </text:list-item>
          </text:list>
        </text:list-item>
      </text:list>
      <text:list xml:id="list2000027480" text:style-name="L3">
        <text:list-item>
          <text:list>
            <text:list-item>
              <text:list>
                <text:list-item>
                  <text:p text:style-name="P96"><text:span text:style-name="T4">During the first </text:span><text:span text:style-name="T11">six</text:span><text:span text:style-name="T4"> </text:span><text:span text:style-name="T11">(6) </text:span><text:span text:style-name="T4">months of employment </text:span><text:span text:style-name="T12">the Employee is entitled to </text:span><text:span text:style-name="T4">one day’s sick leave for every </text:span><text:span text:style-name="T11">twenty six (26) </text:span><text:span text:style-name="T4">days worked. Employees </text:span><text:span text:style-name="T12">who have been employed for more than six (6) months </text:span><text:span text:style-name="T4">are entitled to </text:span><text:span text:style-name="T11">thirty (</text:span><text:span text:style-name="T4">30</text:span><text:span text:style-name="T11">)</text:span><text:span text:style-name="T4"> days sick leave in each </text:span><text:span text:style-name="T11">thirty six (</text:span><text:span text:style-name="T4">36</text:span><text:span text:style-name="T11">) </text:span><text:span text:style-name="T4">month cycle. </text:span><text:span text:style-name="T12">The first thirty six </text:span><text:span text:style-name="T24">(36) </text:span><text:span text:style-name="T12">month cycle is calculated from the first day of e</text:span><text:span text:style-name="T4">mployment. </text:span></text:p>
                  <text:p text:style-name="P82"/>
                </text:list-item>
                <text:list-item>
                  <text:p text:style-name="P96"><text:span text:style-name="T13">Should the Employee be absent as a result of </text:span><text:span text:style-name="T4">illness for a period of </text:span><text:span text:style-name="T11">three (</text:span><text:span text:style-name="T4">3</text:span><text:span text:style-name="T11">)</text:span><text:span text:style-name="T4"> consecutive days or more, </text:span><text:span text:style-name="T13">the Employee shall provide a </text:span><text:span text:style-name="T4">Doctor’s certificate </text:span><text:span text:style-name="T13">to the Employer</text:span><text:span text:style-name="T4">. </text:span><text:span text:style-name="T13">A</text:span><text:span text:style-name="T4">t any time during sick leave the Directors, </text:span><text:span text:style-name="T39">or </text:span><text:span text:style-name="T4">the Employee's <text:s/>manager </text:span><text:span text:style-name="T13">may require a </text:span><text:span text:style-name="T4">Doctor's certificate. </text:span><text:span text:style-name="T14">Payment for sick leave is only due when a required Doctor's certificate has been provided by the Employee. </text:span></text:p>
                  <text:p text:style-name="P89"/>
                </text:list-item>
                <text:list-item>
                  <text:p text:style-name="P96"><text:span text:style-name="T4">If the Employee has received payment in respect of sick leave twice or more within a period of </text:span><text:span text:style-name="T13">eight (</text:span><text:span text:style-name="T4">8</text:span><text:span text:style-name="T13">)</text:span><text:span text:style-name="T4"> weeks without producing a medical certificate, </text:span><text:span text:style-name="T13">then regardless of the the number of consecutive days of sick leave taken, </text:span><text:span text:style-name="T4"><text:s/>the </text:span><text:span text:style-name="T13">Employee </text:span><text:span text:style-name="T4"><text:s/></text:span><text:span text:style-name="T13">shall provide a Doctor's certificate for all further sick leave taken regardless of how many days are taken. </text:span></text:p>
                  <text:p text:style-name="P90"/>
                </text:list-item>
                <text:list-item>
                  <text:p text:style-name="P96"><text:span text:style-name="T4">When the Employee is sick and cannot attend work, </text:span><text:span text:style-name="T15">she must inform her manager </text:span><text:span text:style-name="T4">of her absence </text:span><text:span text:style-name="T15">by </text:span><text:span text:style-name="T4">10h00 on that day. </text:span><text:span text:style-name="T15">T</text:span><text:span text:style-name="T4">he Employee must indicate when she can be expected back at work.</text:span></text:p>
                  <text:p text:style-name="P82"/>
                </text:list-item>
                <text:list-item>
                  <text:p text:style-name="P97"><text:span text:style-name="T4">If </text:span><text:span text:style-name="T13">an </text:span><text:span text:style-name="T4">Employee has </text:span><text:span text:style-name="T13">exhausted her accumulated </text:span><text:span text:style-name="T4">her sick leave and is still incapacitated, </text:span><text:span text:style-name="T13">she may request <text:s/>the </text:span><text:span text:style-name="T4">Employer's Directors </text:span><text:span text:style-name="T13">to grant her unpaid sick leave but she is not entitled to such leave. An Employee who has exhausted her accumulated sick leave who is absent by reason of illness may not claim annual leave for her absence, whether or not unpaid sick leave has been granted. </text:span></text:p>
                  <text:p text:style-name="P91"><text:soft-page-break/></text:p>
                </text:list-item>
                <text:list-item>
                  <text:p text:style-name="P97"><text:span text:style-name="T4">The The Employer may implement incapacity procedures at any time during a period of absence of the Employee. Employ</text:span><text:span text:style-name="T13">ment</text:span><text:span text:style-name="T4"> may be terminated on the grounds of incapacity </text:span><text:span text:style-name="T13">before </text:span><text:span text:style-name="T4">sick leave </text:span><text:span text:style-name="T13">has been </text:span><text:span text:style-name="T4">exhausted. </text:span></text:p>
                </text:list-item>
              </text:list>
            </text:list-item>
          </text:list>
        </text:list-item>
      </text:list>
      <text:p text:style-name="P12"/>
      <text:list xml:id="list161646647869312" text:continue-list="list161645709043135" text:style-name="Outline">
        <text:list-item>
          <text:list>
            <text:list-item>
              <text:h text:style-name="Heading_20_2" text:outline-level="2">Maternity Leave </text:h>
            </text:list-item>
          </text:list>
        </text:list-item>
      </text:list>
      <text:p text:style-name="P12"/>
      <text:list xml:id="list161646455511970" text:continue-numbering="true" text:style-name="Outline">
        <text:list-item>
          <text:list>
            <text:list-item>
              <text:list>
                <text:list-item>
                  <text:h text:style-name="Heading_20_3" text:outline-level="3">Grant of Leave</text:h>
                </text:list-item>
              </text:list>
            </text:list-item>
          </text:list>
        </text:list-item>
      </text:list>
      <text:list xml:id="list161646004158748" text:continue-list="list161645201785987" text:style-name="L2">
        <text:list-item>
          <text:list>
            <text:list-header>
              <text:p text:style-name="P120"><text:span text:style-name="T72">Permanent </text:span>Female Employees <text:span text:style-name="T72">will be granted</text:span> four <text:span text:style-name="T102">(4) </text:span>months’ paid maternity leave for the first two <text:span text:style-name="T97">pregnancies</text:span> while employed by the Employer. </text:p>
              <text:p text:style-name="P75"/>
            </text:list-header>
          </text:list>
        </text:list-item>
      </text:list>
      <text:list xml:id="list161645769347321" text:continue-list="list161646455511970" text:style-name="Outline">
        <text:list-item>
          <text:list>
            <text:list-item>
              <text:list>
                <text:list-item>
                  <text:h text:style-name="Heading_20_3" text:outline-level="3">Eligibility</text:h>
                </text:list-item>
              </text:list>
            </text:list-item>
          </text:list>
        </text:list-item>
      </text:list>
      <text:list xml:id="list161645862197831" text:continue-list="list161646004158748" text:style-name="L2">
        <text:list-item>
          <text:list>
            <text:list-header>
              <text:p text:style-name="P139">Employees who are employed on a fixed term basis for twelve <text:span text:style-name="T102">(12)</text:span> months or less are not eligible for maternity leave, neither are Employees who are pregnant at the date of this agreement or fall pregnant during probation.</text:p>
              <text:p text:style-name="P75"/>
            </text:list-header>
          </text:list>
        </text:list-item>
      </text:list>
      <text:list xml:id="list161647037166570" text:continue-list="list161645769347321" text:style-name="Outline">
        <text:list-item>
          <text:list>
            <text:list-item>
              <text:list>
                <text:list-item>
                  <text:h text:style-name="Heading_20_3" text:outline-level="3">Payment during Leave</text:h>
                </text:list-item>
              </text:list>
            </text:list-item>
          </text:list>
        </text:list-item>
      </text:list>
      <text:list xml:id="list161646170402313" text:continue-list="list161645862197831" text:style-name="L2">
        <text:list-item>
          <text:list>
            <text:list-header>
              <text:p text:style-name="P121"><text:span text:style-name="T82">An Employee who is eligible for maternity leave will, during her first two (2) pregnancies will be paid <text:s/>o</text:span>ne hundred percent (100%) of the total cost to Employer (CTC) <text:span text:style-name="T82">of her </text:span>monthly salary <text:span text:style-name="T82">o</text:span>r the first two <text:span text:style-name="T102">(2)</text:span> months <text:span text:style-name="T82">of maternity leave</text:span>, and fifty percent (50%) <text:span text:style-name="T89">o</text:span>f the total cost to Employer (CTC) <text:span text:style-name="T82">of her </text:span>monthly salary in the following two <text:span text:style-name="T102">(2)</text:span> months. <text:span text:style-name="T90">During the two (2) months in which the Employer pays 50% of cost to Employer the Employer may deduct provident <text:s/>fund contributions from the payments made to the Employee.</text:span></text:p>
              <text:p text:style-name="P76"/>
            </text:list-header>
          </text:list>
        </text:list-item>
      </text:list>
      <text:list xml:id="list161646109694998" text:continue-list="list161647037166570" text:style-name="Outline">
        <text:list-item>
          <text:list>
            <text:list-item>
              <text:list>
                <text:list-item>
                  <text:h text:style-name="P53" text:outline-level="3">Additional Unpaid Leave</text:h>
                </text:list-item>
              </text:list>
            </text:list-item>
          </text:list>
        </text:list-item>
      </text:list>
      <text:list xml:id="list161646650677596" text:continue-list="list161646170402313" text:style-name="L2">
        <text:list-item>
          <text:list>
            <text:list-header>
              <text:p text:style-name="P140">After <text:span text:style-name="T72">the </text:span>four <text:span text:style-name="T102">(4)</text:span> months <text:span text:style-name="T72">of paid maternity leave </text:span>the Employee may take <text:span text:style-name="T72">unpaid maternity leave for a further two (2) months. </text:span></text:p>
              <text:p text:style-name="P75"/>
            </text:list-header>
          </text:list>
        </text:list-item>
      </text:list>
      <text:list xml:id="list161646347308539" text:continue-list="list161646109694998" text:style-name="Outline">
        <text:list-item>
          <text:list>
            <text:list-item>
              <text:list>
                <text:list-item>
                  <text:h text:style-name="Heading_20_3" text:outline-level="3">Three or more pregnancies while employed</text:h>
                </text:list-item>
              </text:list>
            </text:list-item>
          </text:list>
        </text:list-item>
      </text:list>
      <text:list xml:id="list161645841625968" text:continue-list="list161646650677596" text:style-name="L2">
        <text:list-item>
          <text:list>
            <text:list-header>
              <text:p text:style-name="P120"><text:span text:style-name="T73">An employee who becomes pregnant after two (2) pregnancies during </text:span><text:soft-page-break/><text:span text:style-name="T73">employment by the Employer shall be entitled to </text:span>four <text:span text:style-name="T103">(4) </text:span>months unpaid leave <text:span text:style-name="T84">for each additional pregnancy.</text:span></text:p>
            </text:list-header>
          </text:list>
        </text:list-item>
      </text:list>
      <text:p text:style-name="P12"/>
      <text:list xml:id="list161646463817420" text:continue-list="list161646347308539" text:style-name="Outline">
        <text:list-item>
          <text:list>
            <text:list-item>
              <text:list>
                <text:list-item>
                  <text:h text:style-name="Heading_20_3" text:outline-level="3">Payment</text:h>
                </text:list-item>
              </text:list>
            </text:list-item>
          </text:list>
        </text:list-item>
      </text:list>
      <text:list xml:id="list161646411418527" text:continue-list="list161645841625968" text:style-name="L2">
        <text:list-item>
          <text:list>
            <text:list-header>
              <text:p text:style-name="P122"><text:span text:style-name="T83">Maternity leave s</text:span>alary payments will not be paid in a lump sum, but will be paid monthly <text:span text:style-name="T73">in the normal course</text:span>. </text:p>
              <text:p text:style-name="P77"/>
            </text:list-header>
          </text:list>
        </text:list-item>
      </text:list>
      <text:list xml:id="list161645846775246" text:continue-list="list161646463817420" text:style-name="Outline">
        <text:list-item>
          <text:list>
            <text:list-item>
              <text:list>
                <text:list-item>
                  <text:h text:style-name="Heading_20_3" text:outline-level="3">Repayment on early t<text:span text:style-name="T97">e</text:span>rmination</text:h>
                </text:list-item>
              </text:list>
            </text:list-item>
          </text:list>
        </text:list-item>
      </text:list>
      <text:list xml:id="list161646380496956" text:continue-list="list161646411418527" text:style-name="L2">
        <text:list-item>
          <text:list>
            <text:list-header>
              <text:p text:style-name="P122"><text:span text:style-name="T74">Should employment terminate for any reason other than the operational requirements of the Employer less than eight months after the end of a period of maternity leave the Employee </text:span>will be liable <text:span text:style-name="T74">to repay </text:span>the amount paid to her during her <text:span text:style-name="T74">most recent </text:span>maternity leave. If <text:span text:style-name="T72">employment is terminated due to operational requirements the Employee </text:span>will not be liable <text:span text:style-name="T72">to repay </text:span>the amount paid to her <text:span text:style-name="T72">during her maternity leave</text:span></text:p>
            </text:list-header>
          </text:list>
        </text:list-item>
      </text:list>
      <text:p text:style-name="P12"><text:tab/> </text:p>
      <text:list xml:id="list161647003298046" text:continue-list="list161645846775246" text:style-name="Outline">
        <text:list-item>
          <text:list>
            <text:list-item>
              <text:h text:style-name="Heading_20_2" text:outline-level="2">Study Leave </text:h>
            </text:list-item>
          </text:list>
        </text:list-item>
      </text:list>
      <text:p text:style-name="P12"/>
      <text:list xml:id="list161646742339322" text:continue-numbering="true" text:style-name="Outline">
        <text:list-item>
          <text:list>
            <text:list-item>
              <text:list>
                <text:list-item>
                  <text:h text:style-name="Heading_20_3" text:outline-level="3">Eligibility</text:h>
                </text:list-item>
              </text:list>
            </text:list-item>
          </text:list>
        </text:list-item>
      </text:list>
      <text:list xml:id="list161645531678712" text:continue-list="list161646380496956" text:style-name="L2">
        <text:list-item>
          <text:list>
            <text:list-header>
              <text:p text:style-name="P123"><text:span text:style-name="T71">After she has been </text:span>employed for a period of three <text:span text:style-name="T104">(3)</text:span> months, the Employee is entitled to <text:span text:style-name="T75">apply for up to fifteen (15) days study leave per annum . <text:s/></text:span></text:p>
              <text:p text:style-name="P73"/>
            </text:list-header>
          </text:list>
        </text:list-item>
      </text:list>
      <text:list xml:id="list161646522106811" text:continue-list="list161646742339322" text:style-name="Outline">
        <text:list-item>
          <text:list>
            <text:list-item>
              <text:list>
                <text:list-item>
                  <text:h text:style-name="Heading_20_3" text:outline-level="3">Application</text:h>
                </text:list-item>
              </text:list>
            </text:list-item>
          </text:list>
        </text:list-item>
      </text:list>
      <text:list xml:id="list161646625802322" text:continue-list="list161645531678712" text:style-name="L2">
        <text:list-item>
          <text:list>
            <text:list-header>
              <text:p text:style-name="P141">The Employee may apply for up ten <text:span text:style-name="T105">(10) </text:span>days study leave may <text:span text:style-name="T85">to </text:span>be taken during any four <text:span text:style-name="T105">(4)</text:span> week period. </text:p>
              <text:p text:style-name="P73"/>
            </text:list-header>
          </text:list>
        </text:list-item>
      </text:list>
      <text:list xml:id="list161645961962601" text:continue-list="list161646522106811" text:style-name="Outline">
        <text:list-item>
          <text:list>
            <text:list-item>
              <text:list>
                <text:list-item>
                  <text:h text:style-name="Heading_20_3" text:outline-level="3">Approval</text:h>
                </text:list-item>
              </text:list>
            </text:list-item>
          </text:list>
        </text:list-item>
      </text:list>
      <text:list xml:id="list161645233835400" text:continue-list="list161646625802322" text:style-name="L2">
        <text:list-item>
          <text:list>
            <text:list-header>
              <text:p text:style-name="P123"><text:span text:style-name="T75">An employee shall receive study leave only when she has</text:span> notified the Employer in writing of her plans to study <text:span text:style-name="T75">in good time</text:span> and have received written approval <text:span text:style-name="T75">from the Employer</text:span>. <text:span text:style-name="T75">The written approval from the Employer will stipulate any “</text:span>work back” period <text:span text:style-name="T75">required as condition of the grant of study leave. </text:span></text:p>
              <text:p text:style-name="P123"/>
            </text:list-header>
          </text:list>
        </text:list-item>
      </text:list>
      <text:p text:style-name="P12"><text:soft-page-break/></text:p>
      <text:list xml:id="list161645111549604" text:continue-list="list161645961962601" text:style-name="Outline">
        <text:list-item>
          <text:list>
            <text:list-item>
              <text:h text:style-name="P64" text:outline-level="2">Family Responsibility <text:span text:style-name="T111">and Compassionate </text:span>Leave</text:h>
            </text:list-item>
          </text:list>
        </text:list-item>
      </text:list>
      <text:list xml:id="list161646452934509" text:continue-list="list161645233835400" text:style-name="L2">
        <text:list-item>
          <text:list>
            <text:list-header>
              <text:p text:style-name="P69"/>
              <text:p text:style-name="P147"><text:span text:style-name="T4">Once employed for a period of four </text:span><text:span text:style-name="T27">(4) </text:span><text:span text:style-name="T4">months the Employee will be entitled to </text:span><text:span text:style-name="T28">five (</text:span><text:span text:style-name="T4">5</text:span><text:span text:style-name="T28">)</text:span><text:span text:style-name="T4"> days paid family responsibility leave per leave cycle. This leave will be granted on request when the Employee’s child is born or </text:span><text:span text:style-name="T29">is </text:span><text:span text:style-name="T4">sick, </text:span><text:span text:style-name="T30">the Employee adopts a child</text:span><text:span text:style-name="T4"> or in the event of the death of </text:span><text:span text:style-name="T30">the Employee's </text:span><text:span text:style-name="T4">spouse, life partner, parent, grandparent, child, grandchild or sibling.</text:span><text:span text:style-name="T31"> </text:span><text:span text:style-name="T32">If </text:span><text:span text:style-name="T33"><text:s/>Employee who is in her third trimester of pregnancy and who ha</text:span><text:span text:style-name="T34">s</text:span><text:span text:style-name="T33"> not already taken maternity leave for that pregnancy loses her expected child</text:span><text:span text:style-name="T32">, she will be entitled to one month</text:span><text:span text:style-name="T35">'s</text:span><text:span text:style-name="T32"> </text:span><text:span text:style-name="T36">compassionate </text:span><text:span text:style-name="T32">leave </text:span><text:span text:style-name="T37">during which she will receive her full salary </text:span><text:span text:style-name="T38">and an additional two weeks unpaid leave. </text:span></text:p>
            </text:list-header>
          </text:list>
        </text:list-item>
      </text:list>
      <text:p text:style-name="P12"/>
      <text:list xml:id="list161646941016959" text:continue-list="list161645111549604" text:style-name="Outline">
        <text:list-item>
          <text:list>
            <text:list-item>
              <text:h text:style-name="Heading_20_2" text:outline-level="2">Extraneous Employment </text:h>
            </text:list-item>
          </text:list>
        </text:list-item>
      </text:list>
      <text:p text:style-name="P12"/>
      <text:list xml:id="list161647204134793" text:continue-list="list161646452934509" text:style-name="L2">
        <text:list-item>
          <text:list>
            <text:list-header>
              <text:p text:style-name="P130"><text:span text:style-name="T76">The </text:span>Employee may <text:span text:style-name="T76">not</text:span>, without the <text:span text:style-name="T76">written </text:span>permission of the Employer, <text:span text:style-name="T76">engage di</text:span>rectly or indirectly in any other business or undertaking other than <text:s/>that of <text:s/>the Employer. Written permission <text:span text:style-name="T76">to engage in another business or undertaking </text:span>m<text:span text:style-name="T76">ay </text:span>be obtained from the <text:s/>, and <text:span text:style-name="T76">then only if the <text:s text:c="2"/></text:span>is satisfied that the activity is in no way detrimental to the Employer’s interests and that the Employee’s efficiency will in no way be impaired by the proposed activity. </text:p>
            </text:list-header>
          </text:list>
        </text:list-item>
      </text:list>
      <text:p text:style-name="P12"/>
      <text:list xml:id="list161646178022172" text:continue-list="list161646941016959" text:style-name="Outline">
        <text:list-item>
          <text:list>
            <text:list-item>
              <text:h text:style-name="Heading_20_2" text:outline-level="2">Disclosure of Interest </text:h>
            </text:list-item>
          </text:list>
        </text:list-item>
      </text:list>
      <text:list xml:id="list161646209392652" text:continue-list="list161647204134793" text:style-name="L2">
        <text:list-header>
          <text:p text:style-name="P92"/>
        </text:list-header>
      </text:list>
      <text:list xml:id="list161645172609330" text:continue-list="list161646178022172" text:style-name="Outline">
        <text:list-item>
          <text:list>
            <text:list-item>
              <text:list>
                <text:list-item>
                  <text:h text:style-name="Heading_20_3" text:outline-level="3">Financial Interests</text:h>
                </text:list-item>
              </text:list>
            </text:list-item>
          </text:list>
        </text:list-item>
      </text:list>
      <text:list xml:id="list161646258215350" text:continue-list="list161646209392652" text:style-name="L2">
        <text:list-item>
          <text:list>
            <text:list-header>
              <text:p text:style-name="P146">The Employee must provide the Employer with a written Declaration of Interests in other businesses, <text:span text:style-name="T77">corporations</text:span>, close corporations, partnerships, trusts or other associations of which the Employee may be a Director and/or Office Bearer, or in which the Employee may have a financial interest, <text:s/>within fourteen (14) days of signature of this agreement, and give written notice of any interest acquired during the period of employment. <text:s/></text:p>
              <text:p text:style-name="P78"><text:soft-page-break/></text:p>
            </text:list-header>
          </text:list>
        </text:list-item>
      </text:list>
      <text:list xml:id="list161645402536318" text:continue-list="list161645172609330" text:style-name="Outline">
        <text:list-item>
          <text:list>
            <text:list-item>
              <text:list>
                <text:list-item>
                  <text:h text:style-name="Heading_20_3" text:outline-level="3"><text:span text:style-name="T97">Affiliation</text:span> opposed to interests of the <text:span text:style-name="T113">Employer</text:span></text:h>
                </text:list-item>
              </text:list>
            </text:list-item>
          </text:list>
        </text:list-item>
      </text:list>
      <text:list xml:id="list161645291842741" text:continue-list="list161646258215350" text:style-name="L2">
        <text:list-item>
          <text:list>
            <text:list-header>
              <text:p text:style-name="P142">If the Employee is a member of or affiliate of any organisation or association that instructs or requires its members or affiliates to act contrary to the “objectives” of the <text:span text:style-name="T114">Employer </text:span>then the Employee shall give notice of her membership or affiliation and the instruction or requirement within five (5) days of becoming a member of affiliate or if the Employee is already a member at the time of the instruction or requirement within five (5) days of that such an instruction or requirement is known to the Employee</text:p>
            </text:list-header>
          </text:list>
        </text:list-item>
      </text:list>
      <text:p text:style-name="P12"/>
      <text:list xml:id="list161646730120397" text:continue-list="list161645402536318" text:style-name="Outline">
        <text:list-item>
          <text:list>
            <text:list-item>
              <text:h text:style-name="Heading_20_2" text:outline-level="2">Code of Conduct </text:h>
            </text:list-item>
          </text:list>
        </text:list-item>
      </text:list>
      <text:p text:style-name="P12"/>
      <text:list xml:id="list161645675837940" text:continue-list="list161645291842741" text:style-name="L2">
        <text:list-item>
          <text:list>
            <text:list-header>
              <text:p text:style-name="P148">The Employee is bound by the Employer's Code of Conduct. The current version of the Code is attached to this agreement, however the Employer may amend the Code from time to time and the Employee will be bound by the amended Code once notified of the amendments. </text:p>
            </text:list-header>
          </text:list>
        </text:list-item>
      </text:list>
      <text:p text:style-name="P12"/>
      <text:list xml:id="list161646549090454" text:continue-list="list161646730120397" text:style-name="Outline">
        <text:list-item>
          <text:list>
            <text:list-item>
              <text:h text:style-name="Heading_20_2" text:outline-level="2"><text:span text:style-name="T69">I</text:span><text:span text:style-name="T70">mage Release</text:span></text:h>
            </text:list-item>
          </text:list>
        </text:list-item>
      </text:list>
      <text:list xml:id="list161646696178813" text:continue-list="list161645675837940" text:style-name="L2">
        <text:list-header>
          <text:p text:style-name="P79"/>
        </text:list-header>
      </text:list>
      <text:list xml:id="list161645279968159" text:continue-list="list161646549090454" text:style-name="Outline">
        <text:list-item>
          <text:list>
            <text:list-item>
              <text:list>
                <text:list-item>
                  <text:h text:style-name="P54" text:outline-level="3">Right to use image</text:h>
                </text:list-item>
              </text:list>
            </text:list-item>
          </text:list>
        </text:list-item>
      </text:list>
      <text:p text:style-name="P126">The Employee grants to the Employer the absolute and irrevocable right and unrestricted permission to use her image and likeness including photographic portraits, video, digital or film images and audio recordings: </text:p>
      <text:list xml:id="list2393613298" text:style-name="L4">
        <text:list-item>
          <text:list>
            <text:list-item>
              <text:list>
                <text:list-item>
                  <text:p text:style-name="P83">taken of the Employee at bi-annual conferences or other events in which the Employee participates in her role as Employee, </text:p>
                </text:list-item>
                <text:list-item>
                  <text:p text:style-name="P83">or submitted by the Employee to the Employer, to use, re-use, publish and in any and all media now or hereafter known, </text:p>
                </text:list-item>
              </text:list>
            </text:list-item>
          </text:list>
        </text:list-item>
      </text:list>
      <text:list xml:id="list161647092939359" text:continue-list="list161646696178813" text:style-name="L2">
        <text:list-item>
          <text:list>
            <text:list-item>
              <text:list>
                <text:list-header>
                  <text:p text:style-name="P127">for the <text:s/>purposes of the Employer including but not limited to communication and publicity about the Employer <text:s/>and Fellowship program, the projects funded by the Employer and the history <text:s/>of the Employer.</text:p>
                  <text:p text:style-name="P101"/>
                </text:list-header>
              </text:list>
            </text:list-item>
          </text:list>
        </text:list-item>
      </text:list>
      <text:list xml:id="list161645374216657" text:continue-list="list161645279968159" text:style-name="Outline">
        <text:list-item>
          <text:list>
            <text:list-item>
              <text:list>
                <text:list-item>
                  <text:h text:style-name="Heading_20_3" text:outline-level="3"><text:soft-page-break/>Waiver</text:h>
                </text:list-item>
              </text:list>
            </text:list-item>
          </text:list>
        </text:list-item>
      </text:list>
      <text:list xml:id="list161645936809696" text:continue-list="list161647092939359" text:style-name="L2">
        <text:list-item>
          <text:list>
            <text:list-header>
              <text:p text:style-name="P127">The Employee waives any right to inspect or approve finished <text:s/>images or any printed or electronic matter that may be used with them, or to be compensated for them. </text:p>
              <text:p text:style-name="P101"/>
            </text:list-header>
          </text:list>
        </text:list-item>
      </text:list>
      <text:list xml:id="list161647091302370" text:continue-list="list161645374216657" text:style-name="Outline">
        <text:list-item>
          <text:list>
            <text:list-item>
              <text:list>
                <text:list-item>
                  <text:h text:style-name="Heading_20_3" text:outline-level="3">Personal Security Concerns</text:h>
                </text:list-item>
              </text:list>
            </text:list-item>
          </text:list>
        </text:list-item>
      </text:list>
      <text:list xml:id="list161646421762913" text:continue-list="list161645936809696" text:style-name="L2">
        <text:list-item>
          <text:list>
            <text:list-header>
              <text:p text:style-name="P127">An Employee with concerns about how use of her image <text:s/>may affect her personal security shall convey those concerns to the Employer <text:s/>in writing as soon as those concerns arise. </text:p>
            </text:list-header>
          </text:list>
        </text:list-item>
      </text:list>
      <text:p text:style-name="P13"/>
      <text:p text:style-name="P26"/>
      <text:list xml:id="list161645435935203" text:continue-list="list161647091302370" text:style-name="Outline">
        <text:list-item>
          <text:list>
            <text:list-item>
              <text:h text:style-name="Heading_20_2" text:outline-level="2">Intellectual Property</text:h>
              <text:list>
                <text:list-item>
                  <text:h text:style-name="Heading_20_3" text:outline-level="3">Vesting</text:h>
                </text:list-item>
              </text:list>
            </text:list-item>
          </text:list>
        </text:list-item>
      </text:list>
      <text:list xml:id="list161645430874666" text:continue-list="list161646421762913" text:style-name="L2">
        <text:list-item>
          <text:list>
            <text:list-header>
              <text:p text:style-name="P128">All Intellectual Property created by the Employee in the course and scope of her employment vests in the Employer. </text:p>
              <text:p text:style-name="P84"/>
            </text:list-header>
          </text:list>
        </text:list-item>
      </text:list>
      <text:list xml:id="list161646859219883" text:continue-list="list161645435935203" text:style-name="Outline">
        <text:list-item>
          <text:list>
            <text:list-item>
              <text:list>
                <text:list-item>
                  <text:h text:style-name="Heading_20_3" text:outline-level="3">Intellectual Property Includes</text:h>
                </text:list-item>
              </text:list>
            </text:list-item>
          </text:list>
        </text:list-item>
      </text:list>
      <text:list xml:id="list161645454491411" text:continue-list="list161645430874666" text:style-name="L2">
        <text:list-item>
          <text:list>
            <text:list-header>
              <text:p text:style-name="P129">Intellectual Property refers to patents, rights to inventions, registered designs, semi-conductor product and mask rights, design rights, know-how, trade secrets, trade marks, Uniform Resource Locators (URL), all rights of copyright, neighbouring rights, database rights and all rights having equivalent or similar effect which may exist anywhere in the world. </text:p>
              <text:p text:style-name="P85"/>
            </text:list-header>
          </text:list>
        </text:list-item>
      </text:list>
      <text:list xml:id="list161645416492668" text:continue-list="list161646859219883" text:style-name="Outline">
        <text:list-item>
          <text:list>
            <text:list-item>
              <text:list>
                <text:list-item>
                  <text:h text:style-name="P55" text:outline-level="3">Created in the Course and Scope of <text:span text:style-name="T98">Employment</text:span></text:h>
                </text:list-item>
              </text:list>
            </text:list-item>
          </text:list>
        </text:list-item>
      </text:list>
      <text:list xml:id="list161645748268333" text:continue-list="list161645454491411" text:style-name="L2">
        <text:list-item>
          <text:list>
            <text:list-header>
              <text:p text:style-name="P105">Intellectual Property created by the Employee in the course and scope of her employment includes the following; <text:s/>all Intellectual Property created by the Employee:</text:p>
            </text:list-header>
          </text:list>
        </text:list-item>
      </text:list>
      <text:list xml:id="list161646416746550" text:continue-list="list161645416492668" text:style-name="Outline">
        <text:list-item>
          <text:list>
            <text:list-item>
              <text:list>
                <text:list-item>
                  <text:list>
                    <text:list-item>
                      <text:h text:style-name="P154" text:outline-level="4">in carrying out the duties set out in the job description,</text:h>
                    </text:list-item>
                    <text:list-item>
                      <text:h text:style-name="P155" text:outline-level="4">or premises of the Employer,</text:h>
                    </text:list-item>
                    <text:list-item>
                      <text:h text:style-name="P155" text:outline-level="4">or at conferences held by the <text:span text:style-name="T115">Employer</text:span>, </text:h>
                    </text:list-item>
                    <text:list-item>
                      <text:h text:style-name="P155" text:outline-level="4"><text:s/><text:span text:style-name="T112">or </text:span>communicated on behalf of the Employer<text:span text:style-name="T120">,</text:span></text:h>
                    </text:list-item>
                    <text:list-item>
                      <text:h text:style-name="P155" text:outline-level="4"><text:soft-page-break/>or stored in the Information Systems of the Employer </text:h>
                    </text:list-item>
                  </text:list>
                </text:list-item>
              </text:list>
            </text:list-item>
          </text:list>
        </text:list-item>
      </text:list>
      <text:list xml:id="list161645797009150" text:continue-list="list161645748268333" text:style-name="L2">
        <text:list-item>
          <text:list>
            <text:list-header>
              <text:p text:style-name="P86"/>
            </text:list-header>
          </text:list>
        </text:list-item>
      </text:list>
      <text:list xml:id="list161645341388506" text:continue-list="list161646416746550" text:style-name="Outline">
        <text:list-item>
          <text:list>
            <text:list-item>
              <text:list>
                <text:list-item>
                  <text:h text:style-name="Heading_20_3" text:outline-level="3">Enabling Registration and Proof</text:h>
                </text:list-item>
              </text:list>
            </text:list-item>
          </text:list>
        </text:list-item>
      </text:list>
      <text:list xml:id="list161645302069393" text:continue-list="list161645797009150" text:style-name="L2">
        <text:list-item>
          <text:list>
            <text:list-header>
              <text:p text:style-name="P106">During and after the term of employment the Employee shall, at the Employer's request execute any confirmatory assignment and any other appropriate documents the Employer may require. When called upon to do so by the Employer, the Employee shall provide all reasonable information, materials, co-operation and/or <text:s/>assistance to the Employer to enable the the Employer to apply to register (where applicable) the Intellectual Property that vests in the Employer in terms of this agreement in the name of the Employer and prove the the Employer's title to Intellectual Property before any court or wherever such proof may reasonably be required. </text:p>
              <text:p text:style-name="P79"/>
            </text:list-header>
          </text:list>
        </text:list-item>
      </text:list>
      <text:list xml:id="list161646921101740" text:continue-list="list161645341388506" text:style-name="Outline">
        <text:list-item>
          <text:list>
            <text:list-item>
              <text:list>
                <text:list-item>
                  <text:h text:style-name="Heading_20_3" text:outline-level="3">Brand specific Intellectual Property</text:h>
                </text:list-item>
              </text:list>
            </text:list-item>
          </text:list>
        </text:list-item>
      </text:list>
      <text:list xml:id="list161646123421739" text:continue-list="list161645302069393" text:style-name="L2">
        <text:list-item>
          <text:list>
            <text:list-header>
              <text:p text:style-name="P79">The Employee may register or de-register a trademark or URL or design which includes the name or brand of the Employer only with the express written approval of a Director. </text:p>
            </text:list-header>
          </text:list>
        </text:list-item>
      </text:list>
      <text:p text:style-name="P12"/>
      <text:list xml:id="list161645850543061" text:continue-list="list161646921101740" text:style-name="Outline">
        <text:list-item>
          <text:list>
            <text:list-item>
              <text:h text:style-name="Heading_20_2" text:outline-level="2">Confidential Information </text:h>
            </text:list-item>
          </text:list>
        </text:list-item>
      </text:list>
      <text:p text:style-name="P12"/>
      <text:list xml:id="list161647040490504" text:continue-numbering="true" text:style-name="Outline">
        <text:list-item>
          <text:list>
            <text:list-item>
              <text:list>
                <text:list-item>
                  <text:h text:style-name="Heading_20_3" text:outline-level="3">Exposure to Confidential Information</text:h>
                </text:list-item>
              </text:list>
            </text:list-item>
          </text:list>
        </text:list-item>
      </text:list>
      <text:list xml:id="list161645627630586" text:continue-list="list161646123421739" text:style-name="L2">
        <text:list-item>
          <text:list>
            <text:list-header>
              <text:p text:style-name="P70"><text:span text:style-name="T16">A</text:span><text:span text:style-name="T4">n Employee <text:s/>will be exposed to various elements of the Employer's operations, including confidential information. Confidential information inclu</text:span><text:span text:style-name="T25">de</text:span><text:span text:style-name="T26">s:</text:span></text:p>
            </text:list-header>
          </text:list>
        </text:list-item>
      </text:list>
      <text:list xml:id="list3983730863" text:style-name="L5">
        <text:list-item>
          <text:list>
            <text:list-item>
              <text:list>
                <text:list-item>
                  <text:p text:style-name="P94">information that affects the security of <text:span text:style-name="T116">fellow employees</text:span> including: </text:p>
                  <text:list>
                    <text:list-item>
                      <text:p text:style-name="P111">information about the security of offices and other premises from which any of the <text:span text:style-name="T116">Employer </text:span>operate and, </text:p>
                    </text:list-item>
                    <text:list-item>
                      <text:p text:style-name="P111">information about the security of websites, wikis and other information technology facilities of the <text:span text:style-name="T116">Employer</text:span>; </text:p>
                    </text:list-item>
                  </text:list>
                </text:list-item>
                <text:list-item>
                  <text:p text:style-name="P94">information about the finances, especially investments, expenditures, and employee remuneration <text:span text:style-name="T116">of the Employer</text:span>; </text:p>
                </text:list-item>
                <text:list-item>
                  <text:p text:style-name="P94">internal information on staffing and strategy of <text:span text:style-name="T116">the employer</text:span>; </text:p>
                </text:list-item>
                <text:list-item>
                  <text:p text:style-name="P94"><text:soft-page-break/>confidential information disclosed to <text:span text:style-name="T116">the Employer</text:span> by others such as partners, suppliers, co-funders, collaborators and the like; </text:p>
                </text:list-item>
                <text:list-item>
                  <text:p text:style-name="P94">private information of <text:span text:style-name="T116">fellow </text:span>employees; </text:p>
                </text:list-item>
                <text:list-item>
                  <text:p text:style-name="P94">confidential reports; </text:p>
                </text:list-item>
                <text:list-item>
                  <text:p text:style-name="P94">draft documents not ready to be made public or openly distributed.</text:p>
                </text:list-item>
              </text:list>
            </text:list-item>
          </text:list>
        </text:list-item>
      </text:list>
      <text:list xml:id="list161646798882236" text:continue-list="list161645627630586" text:style-name="L2">
        <text:list-item>
          <text:list>
            <text:list-header>
              <text:p text:style-name="P80"/>
            </text:list-header>
          </text:list>
        </text:list-item>
      </text:list>
      <text:list xml:id="list161646311815787" text:continue-list="list161647040490504" text:style-name="Outline">
        <text:list-item>
          <text:list>
            <text:list-item>
              <text:list>
                <text:list-item>
                  <text:h text:style-name="Heading_20_3" text:outline-level="3">Determining Confidentiality</text:h>
                </text:list-item>
              </text:list>
            </text:list-item>
          </text:list>
        </text:list-item>
      </text:list>
      <text:list xml:id="list161647085578419" text:continue-list="list161646798882236" text:style-name="L2">
        <text:list-item>
          <text:list>
            <text:list-header>
              <text:p text:style-name="P124">The question whether information is confidential is determined by the nature of the information, even if it is not listed in the preceding sub-clause. Determining whether information is confidential is a minimum requirement for an Employee. An Employee who finds herself unable to generally distinguish confidential information from non-confidential information is thereby rendered incapable of <text:s/>discharging her obligations as an Employee. If an Employee is unsure whether particular information is confidential or not, then she shall consult the Directors. </text:p>
              <text:p text:style-name="P79"/>
            </text:list-header>
          </text:list>
        </text:list-item>
      </text:list>
      <text:list xml:id="list161646026998046" text:continue-list="list161646311815787" text:style-name="Outline">
        <text:list-item>
          <text:list>
            <text:list-item>
              <text:list>
                <text:list-item>
                  <text:h text:style-name="P52" text:outline-level="3">Duty not to disclose</text:h>
                  <text:list>
                    <text:list-header>
                      <text:h text:style-name="P152" text:outline-level="4" text:is-list-header="true"><text:span text:style-name="T22">Employees must not disclose confidential information</text:span><text:span text:style-name="T19"> excep</text:span><text:span text:style-name="T21">t</text:span></text:h>
                    </text:list-header>
                    <text:list-item>
                      <text:h text:style-name="P152" text:outline-level="4"><text:span text:style-name="T17">to others outside the Employer so far as necessary to carry out the Employee's duties,</text:span></text:h>
                    </text:list-item>
                    <text:list-item>
                      <text:h text:style-name="P153" text:outline-level="4"><text:span text:style-name="T17">or when required to do so in terms of the Employer's transparency principle,</text:span></text:h>
                    </text:list-item>
                    <text:list-item>
                      <text:h text:style-name="P153" text:outline-level="4"><text:span text:style-name="T21">or </text:span><text:span text:style-name="T17">to the Directors, or Employees of the Employer so far as necessary to enable them carry out their duties,</text:span></text:h>
                    </text:list-item>
                    <text:list-item>
                      <text:h text:style-name="P153" text:outline-level="4"><text:span text:style-name="T17">or when required to do so by a legal obligation which does not conflict with the Employer's principles,</text:span></text:h>
                    </text:list-item>
                    <text:list-item>
                      <text:h text:style-name="P153" text:outline-level="4"><text:span text:style-name="T17">or if the information is already in the public domain through no action of the Employee.</text:span></text:h>
                    </text:list-item>
                  </text:list>
                </text:list-item>
                <text:list-item>
                  <text:h text:style-name="Heading_20_3" text:outline-level="3"><text:span text:style-name="T99">Information </text:span>Security</text:h>
                </text:list-item>
              </text:list>
            </text:list-item>
          </text:list>
        </text:list-item>
      </text:list>
      <text:list xml:id="list161646440757271" text:continue-list="list161647085578419" text:style-name="L2">
        <text:list-item>
          <text:list>
            <text:list-header>
              <text:p text:style-name="P124">The Employee shall therefore keep all documents <text:span text:style-name="T93">and communications </text:span>containing confidential information secure. </text:p>
              <text:p text:style-name="P79"/>
            </text:list-header>
          </text:list>
        </text:list-item>
      </text:list>
      <text:list xml:id="list161646163633989" text:continue-list="list161646026998046" text:style-name="Outline">
        <text:list-item>
          <text:list>
            <text:list-item>
              <text:list>
                <text:list-item>
                  <text:h text:style-name="Heading_20_3" text:outline-level="3">Notification of Breach</text:h>
                </text:list-item>
              </text:list>
            </text:list-item>
          </text:list>
        </text:list-item>
      </text:list>
      <text:list xml:id="list161646364129426" text:continue-list="list161646440757271" text:style-name="L2">
        <text:list-item>
          <text:list>
            <text:list-header>
              <text:p text:style-name="P124">If an Employee discloses information because disclosure is required by law or if <text:soft-page-break/>an Employee has reason to suspect that confidential documents or communication under her control have been compromised then she must immediately notify the Directors. </text:p>
            </text:list-header>
          </text:list>
        </text:list-item>
      </text:list>
      <text:p text:style-name="P12"/>
      <text:list xml:id="list161647227754533" text:continue-list="list161646163633989" text:style-name="Outline">
        <text:list-item>
          <text:list>
            <text:list-item>
              <text:h text:style-name="P65" text:outline-level="2">Personal Data</text:h>
              <text:list>
                <text:list-item>
                  <text:h text:style-name="P60" text:outline-level="3">Personal Data Safeguards</text:h>
                  <text:list>
                    <text:list-item>
                      <text:h text:style-name="P156" text:outline-level="4"><text:span text:style-name="T1">The Employer is committed to implement appropriate protection for personal data to enable the lawful communication of personal data between the Employer and </text:span><text:span text:style-name="T58">data processors authorised by the Employer. </text:span><text:span text:style-name="T56"><text:s/></text:span></text:h>
                    </text:list-item>
                    <text:list-item>
                      <text:h text:style-name="P157" text:outline-level="4"><text:span text:style-name="T40">The Employer has implemented </text:span><text:span text:style-name="T41">the Personal Data Safeguards 1.0 incorporated into this agreement as Annex A.</text:span></text:h>
                    </text:list-item>
                    <text:list-item>
                      <text:h text:style-name="P157" text:outline-level="4"><text:span text:style-name="T42">The </text:span><text:span text:style-name="T40">E</text:span><text:span text:style-name="T42">mployee must comply with the Personal Data Safeguards. Ensuring that the Personal Data Safeguards are implemented and followed is an integral aspect of the Employee’s role and job description. </text:span><text:span text:style-name="T43">However the Employer may give each employee different responsibilities in implementing the Personal Data Safeguards.</text:span></text:h>
                    </text:list-item>
                    <text:list-item>
                      <text:h text:style-name="P157" text:outline-level="4"><text:span text:style-name="T44">The Personal Data Safeguards 1.0 may be replaced from time to time by the communication of revised Personal Data Safeguards issued by </text:span><text:span text:style-name="T57">the Employer.</text:span></text:h>
                    </text:list-item>
                    <text:list-item>
                      <text:h text:style-name="P157" text:outline-level="4"><text:span text:style-name="T44">The revised Personal Data Safeguards shall replace the previous Personal Data Safeguards in their entirety.</text:span></text:h>
                    </text:list-item>
                    <text:list-item>
                      <text:h text:style-name="P157" text:outline-level="4"><text:span text:style-name="T44">Nothing in the Personal Data Safeguards shall be interpreted to over</text:span><text:span text:style-name="T45">r</text:span><text:span text:style-name="T44">ide any provision of the </text:span><text:span text:style-name="T56">rest of this a</text:span><text:span text:style-name="T44">greement.</text:span></text:h>
                    </text:list-item>
                  </text:list>
                </text:list-item>
                <text:list-item>
                  <text:h text:style-name="P60" text:outline-level="3"><text:span text:style-name="T46">E</text:span><text:span text:style-name="T47">mployee’s Personal Data</text:span></text:h>
                  <text:list>
                    <text:list-item>
                      <text:h text:style-name="P158" text:outline-level="4"><text:span text:style-name="T48">T</text:span><text:span text:style-name="T47">he employee share</text:span><text:span text:style-name="T49">s</text:span><text:span text:style-name="T47"> personal data with </text:span><text:span text:style-name="T50">companies in the </text:span><text:span text:style-name="T57">Employer </text:span><text:span text:style-name="T56">that </text:span><text:span text:style-name="T50">is </text:span><text:span text:style-name="T47">required for the employee to </text:span><text:span text:style-name="T51">perform</text:span><text:span text:style-name="T47"> </text:span><text:span text:style-name="T52">their duties. This includes</text:span><text:span text:style-name="T47"> </text:span><text:span text:style-name="T40">personal </text:span><text:span text:style-name="T47">data necessary for </text:span><text:span text:style-name="T40">this contract, </text:span><text:span text:style-name="T47">to make payment to the employee, </text:span><text:span text:style-name="T49">to arrange travel for the employee and </text:span><text:span text:style-name="T56">in </text:span><text:span text:style-name="T49">communications from the employee. </text:span></text:h>
                    </text:list-item>
                    <text:list-item>
                      <text:h text:style-name="P158" text:outline-level="4"><text:span text:style-name="T49">All of the personal data shared by the employee with </text:span><text:span text:style-name="T57">Employer </text:span><text:span text:style-name="T49">is dealt with according to the Safeguards. This agreement serves as notice to the employee </text:span><text:soft-page-break/><text:span text:style-name="T49">of the use of personal data, of the safeguards and of the employee’s rights in respect of the data.</text:span></text:h>
                    </text:list-item>
                    <text:list-item>
                      <text:h text:style-name="P158" text:outline-level="4"><text:span text:style-name="T49">By signing this agreement the employee consents to the use of </text:span><text:span text:style-name="T52">their </text:span><text:span text:style-name="T49">personal data.</text:span></text:h>
                      <text:h text:style-name="P158" text:outline-level="4" text:is-list-header="true"><text:span text:style-name="T55"/></text:h>
                    </text:list-item>
                  </text:list>
                </text:list-item>
              </text:list>
            </text:list-item>
            <text:list-item>
              <text:h text:style-name="Heading_20_2" text:outline-level="2">Termination </text:h>
            </text:list-item>
          </text:list>
        </text:list-item>
      </text:list>
      <text:p text:style-name="P12"/>
      <text:list xml:id="list161646775855537" text:continue-numbering="true" text:style-name="Outline">
        <text:list-item>
          <text:list>
            <text:list-item>
              <text:list>
                <text:list-item>
                  <text:h text:style-name="P56" text:outline-level="3">Notice</text:h>
                </text:list-item>
              </text:list>
            </text:list-item>
          </text:list>
        </text:list-item>
      </text:list>
      <text:list xml:id="list161647106589652" text:continue-list="list161646364129426" text:style-name="L2">
        <text:list-item>
          <text:list>
            <text:list-header>
              <text:p text:style-name="P112">Employment may be terminated by either the Employer or the Employee. The party which chooses to terminate the employment relationship shall give written notice to the other party. The required notice periods are:</text:p>
            </text:list-header>
          </text:list>
        </text:list-item>
      </text:list>
      <text:list xml:id="list161645472509116" text:continue-list="list161646775855537" text:style-name="Outline">
        <text:list-item>
          <text:list>
            <text:list-item>
              <text:list>
                <text:list-item>
                  <text:list>
                    <text:list-item>
                      <text:h text:style-name="P160" text:outline-level="4"><text:span text:style-name="T18">d</text:span><text:span text:style-name="T19">uring the first four weeks of employment, one week</text:span><text:span text:style-name="T20">'s notice;</text:span></text:h>
                    </text:list-item>
                    <text:list-item>
                      <text:h text:style-name="P160" text:outline-level="4"><text:span text:style-name="T18">a</text:span><text:span text:style-name="T19">fter the first four weeks of employment and up to the first six months of employment, two weeks </text:span><text:span text:style-name="T20">notice;</text:span></text:h>
                    </text:list-item>
                    <text:list-item>
                      <text:h text:style-name="P160" text:outline-level="4"><text:span text:style-name="T18">a</text:span><text:span text:style-name="T19">fter the first six months of employment, four weeks. </text:span></text:h>
                    </text:list-item>
                  </text:list>
                </text:list-item>
              </text:list>
            </text:list-item>
          </text:list>
        </text:list-item>
      </text:list>
      <text:p text:style-name="P12"/>
      <text:list xml:id="list161645611329604" text:continue-numbering="true" text:style-name="Outline">
        <text:list-item>
          <text:list>
            <text:list-item>
              <text:list>
                <text:list-item>
                  <text:h text:style-name="Heading_20_3" text:outline-level="3">Cause</text:h>
                </text:list-item>
              </text:list>
            </text:list-item>
          </text:list>
        </text:list-item>
      </text:list>
      <text:list xml:id="list161645275742428" text:continue-list="list161647106589652" text:style-name="L2">
        <text:list-item>
          <text:list>
            <text:list-header>
              <text:p text:style-name="P108"><text:span text:style-name="T94">T</text:span>ermination of employment may be for any cause recognized by law as sufficient, including misconduct, operational requirements and capacity. If the Employer terminates the employment on the basis of misconduct the Employer may waive the notice period set out above.</text:p>
              <text:p text:style-name="P79"/>
            </text:list-header>
          </text:list>
        </text:list-item>
      </text:list>
      <text:list xml:id="list161646632095481" text:continue-list="list161645611329604" text:style-name="Outline">
        <text:list-item>
          <text:list>
            <text:list-item>
              <text:list>
                <text:list-item>
                  <text:h text:style-name="Heading_20_3" text:outline-level="3">No expectation of work or access to Employer Resources</text:h>
                </text:list-item>
              </text:list>
            </text:list-item>
          </text:list>
        </text:list-item>
      </text:list>
      <text:list xml:id="list161646787827819" text:continue-list="list161645275742428" text:style-name="L2">
        <text:list-item>
          <text:list>
            <text:list-header>
              <text:p text:style-name="P113"><text:span text:style-name="T107">Should either the Employer or the Employee give </text:span>notice <text:span text:style-name="T107">of termination</text:span>, the Employer may instruct the Employee not to attend work during the notice period <text:span text:style-name="T94">and may deny the Employee access to the work premises and to Employer communications systems and services and may require return of all Employer equipment immediately. The Employee has no expectation that she shall be able to make use of the Employer's premises, communications systems and services and equipment during a notice period.</text:span></text:p>
              <text:p text:style-name="P81"><text:soft-page-break/></text:p>
            </text:list-header>
          </text:list>
        </text:list-item>
      </text:list>
      <text:list xml:id="list161645307752455" text:continue-list="list161646632095481" text:style-name="Outline">
        <text:list-item>
          <text:list>
            <text:list-item>
              <text:list>
                <text:list-item>
                  <text:h text:style-name="Heading_20_3" text:outline-level="3">Leave during Termination Period</text:h>
                </text:list-item>
              </text:list>
            </text:list-item>
          </text:list>
        </text:list-item>
      </text:list>
      <text:list xml:id="list161645706331874" text:continue-list="list161646787827819" text:style-name="L2">
        <text:list-item>
          <text:list>
            <text:list-header>
              <text:p text:style-name="P107">Leave may not be taken during the notice period of the Employee, unless a Director approves<text:span text:style-name="T121"> the leave in writing for good cause such as that the Employee booked the leave prior to notice being given, study leave for scheduled exams or assignments due</text:span>. </text:p>
            </text:list-header>
          </text:list>
        </text:list-item>
      </text:list>
      <text:p text:style-name="P12"/>
      <text:list xml:id="list161647060359794" text:continue-list="list161645307752455" text:style-name="Outline">
        <text:list-item>
          <text:list>
            <text:list-item>
              <text:h text:style-name="Heading_20_2" text:outline-level="2"><text:s/>Governing Law </text:h>
            </text:list-item>
          </text:list>
        </text:list-item>
      </text:list>
      <text:list xml:id="list161645975118551" text:continue-list="list161645706331874" text:style-name="L2">
        <text:list-header>
          <text:p text:style-name="P93"/>
        </text:list-header>
      </text:list>
      <text:list xml:id="list161645881103048" text:continue-list="list161647060359794" text:style-name="Outline">
        <text:list-item>
          <text:list>
            <text:list-item>
              <text:list>
                <text:list-item>
                  <text:h text:style-name="Heading_20_3" text:outline-level="3">Choice of Law</text:h>
                </text:list-item>
              </text:list>
            </text:list-item>
          </text:list>
        </text:list-item>
      </text:list>
      <text:list xml:id="list161646692741284" text:continue-list="list161645975118551" text:style-name="L2">
        <text:list-item>
          <text:list>
            <text:list-header>
              <text:p text:style-name="P109"><text:span text:style-name="T61">This agreement shall be governed by South African law and employment by the Employer will be governed by South African Labour Law, </text:span><text:span text:style-name="T62">specifically </text:span><text:span text:style-name="T61">the Labour Relations Act and the Basic Conditions of Employment Act</text:span><text:span text:style-name="T59"> and any successor legislation for those acts.</text:span></text:p>
              <text:p text:style-name="P88"/>
            </text:list-header>
          </text:list>
        </text:list-item>
      </text:list>
      <text:list xml:id="list161646729141826" text:continue-list="list161645881103048" text:style-name="Outline">
        <text:list-item>
          <text:list>
            <text:list-item>
              <text:list>
                <text:list-item>
                  <text:h text:style-name="Heading_20_3" text:outline-level="3">Interpretation</text:h>
                </text:list-item>
              </text:list>
            </text:list-item>
          </text:list>
        </text:list-item>
      </text:list>
      <text:list xml:id="list161645149827058" text:continue-list="list161646692741284" text:style-name="L2">
        <text:list-item>
          <text:list>
            <text:list-header>
              <text:p text:style-name="P110">This agreement shall be construed to accord as far as possible with the provisions of the Labour Relations Act and the Basic Conditions of Employment Act <text:span text:style-name="T59">and any successor legislation for those acts. Notwithstanding anything contained herein, any benefits and/or provisions provided by current legislation apply to employment under this agreement. <text:s/></text:span>If any provision is found to be inconsistent with the provision of those Acts the remainder of this agreement shall remain in force.</text:p>
            </text:list-header>
          </text:list>
        </text:list-item>
      </text:list>
      <text:p text:style-name="P12"/>
      <text:list xml:id="list161646774862384" text:continue-list="list161646729141826" text:style-name="Outline">
        <text:list-item>
          <text:list>
            <text:list-item>
              <text:h text:style-name="Heading_20_2" text:outline-level="2">General </text:h>
            </text:list-item>
          </text:list>
        </text:list-item>
      </text:list>
      <text:list xml:id="list161647041666729" text:continue-list="list161645149827058" text:style-name="L2">
        <text:list-item>
          <text:list>
            <text:list-header>
              <text:p text:style-name="P114">This agreement constitutes the full agreement between the parties and no amendment hereof will be regarded as valid unless reduced to writing and signed by both the Employer and the Employee.</text:p>
            </text:list-header>
          </text:list>
        </text:list-item>
      </text:list>
      <text:p text:style-name="P35">Signature Page </text:p>
      <text:p text:style-name="P12"/>
      <text:p text:style-name="P12"/>
      <text:p text:style-name="P12"/>
      <text:p text:style-name="P12"><text:tab/> </text:p>
      <text:p text:style-name="P12">This done and signed at <text:span text:style-name="T116">[Insert Place of Signature]</text:span>, this [insert date] <text:s/>day of <text:s/><text:span text:style-name="T95">[insert month and year]</text:span></text:p>
      <text:p text:style-name="P12"/>
      <text:p text:style-name="P12"/>
      <text:p text:style-name="P16"/>
      <text:p text:style-name="P16">_________________________<text:tab/><text:tab/><text:tab/>_________________________ </text:p>
      <text:p text:style-name="P16">[Insert Name of Employee]<text:tab/><text:tab/><text:tab/> <text:tab/><text:tab/><text:tab/>Date </text:p>
      <text:p text:style-name="P12"/>
      <text:p text:style-name="P12"/>
      <text:p text:style-name="P16">________________________________ <text:tab/>___________________________</text:p>
      <text:p text:style-name="P27">[Insert name of Director] </text:p>
      <text:p text:style-name="P95">On behalf of Employer</text:p>
      <text:p text:style-name="P49">Annex A</text:p>
      <text:p text:style-name="P67">Personal Data Safeguards</text:p>
      <text:list xml:id="list161646039948839" text:continue-list="list161646774862384" text:style-name="Outline">
        <text:list-item>
          <text:list>
            <text:list-item>
              <text:list>
                <text:list-item>
                  <text:list>
                    <text:list-header>
                      <text:h text:style-name="P150" text:outline-level="4" text:is-list-header="true"/>
                    </text:list-header>
                  </text:list>
                </text:list-item>
              </text:list>
            </text:list-item>
          </text:list>
        </text:list-item>
      </text:list>
      <text:p text:style-name="P98">[Insert Personal Data Safeguard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4"/>
      <text:p text:style-name="P12"/>
      <text:p text:style-name="Title">Annex B</text:p>
      <text:p text:style-name="Subtitle">Code of Conduct </text:p>
      <text:p text:style-name="P19">Why do have a Code of Conduct? </text:p>
      <text:p text:style-name="P12"/>
      <text:p text:style-name="P103">The capacity of the <text:span text:style-name="T116">Employer</text:span> to be a trusted entity in the world of social change depends on reputation of the <text:span text:style-name="T116">Employer</text:span> and depends on the conduct of every individual who works for, and on behalf of the <text:span text:style-name="T116">Employer</text:span>. This Code of Conduct is a useful guide that defines the way that Employees should behave towards the Employer, colleagues, stakeholders, partners and the public.</text:p>
      <text:p text:style-name="P103"/>
      <text:p text:style-name="P103">This Code of Conduct is both a binding code for everyone who is employed by the <text:span text:style-name="T116">Employer </text:span>and provides <text:span text:style-name="T116">people doing business with the Employer</text:span> with information about the conduct that they can expect from Employees.</text:p>
      <text:p text:style-name="P103"/>
      <text:p text:style-name="P103">Employees are important in achieving the <text:span text:style-name="T116">mission</text:span> of the <text:span text:style-name="T116">Employer</text:span>. All Employees are treated equally, regardless of nationality, <text:s/>religion, ethnic origin, gender, age or sexual orientation. </text:p>
      <text:p text:style-name="P23"/>
      <text:p text:style-name="P21">Contributing to the <text:span text:style-name="T117">Success</text:span> of the <text:span text:style-name="T117">Employer</text:span></text:p>
      <text:p text:style-name="P21"/>
      <text:p text:style-name="P104">The <text:span text:style-name="T117">Employer </text:span>is at its core an experiment in open philanthropy and uses alternative funding methodologies and collaborative ways of working to support social innovators who are helping to change the world for the better.</text:p>
      <text:p text:style-name="P104"/>
      <text:p text:style-name="P104">The <text:span text:style-name="T117">Employer</text:span> works for a future in which it is much easier to find solutions to social challenges in a global open knowledge society with unhindered access to essential information and limitless opportunities for innovation and replication. Knowledge is open if it is free to use, reuse and redistribute without legal, social or technological restriction. In this sense an open knowledge society is one in which a superset of open <text:soft-page-break/>data, open content, open access and open source is available to all. </text:p>
      <text:p text:style-name="P10"/>
      <text:p text:style-name="P17"/>
      <text:p text:style-name="P19">Respect for others and tolerance of their opinions </text:p>
      <text:p text:style-name="P12"/>
      <text:p text:style-name="P131">E<text:span text:style-name="T108">ach E</text:span>mployee <text:span text:style-name="T108">has </text:span>a duty to contribute to the effective functioning of the <text:span text:style-name="T117">Employer</text:span> by treating colleagues and the public with respect. <text:span text:style-name="T108">Every </text:span>Employee <text:span text:style-name="T86">must</text:span> respect different cultural backgrounds; <text:span text:style-name="T86">and must </text:span>not discriminate against persons because of their sex, marital status, ethnicity, age, sexual orientation, disability <text:span text:style-name="T86">o</text:span>r religious beliefs, or upon any similar ground<text:span text:style-name="T86">s.</text:span></text:p>
      <text:p text:style-name="P131"/>
      <text:p text:style-name="P131"><text:span text:style-name="T86">The Employer supports the right to freedom of belief, religion and expression of Employees in their private capacities. In exercising these rights Employees shall do their utmost to distinguish clearly between their own views and actions as private persons and their communications and actions on behalf of the Employer.</text:span></text:p>
      <text:p text:style-name="P16"/>
      <text:p text:style-name="P19">Appropriate personal behaviour </text:p>
      <text:p text:style-name="P12"/>
      <text:p text:style-name="P143">The <text:span text:style-name="T117">Employer </text:span>conducts its relationships with <text:span text:style-name="T110">associates </text:span>in a spirit of partnership, treating all partners in a fair, cordial and respectful manner. </text:p>
      <text:p text:style-name="P144"/>
      <text:p text:style-name="P132">An Employee shall not engage in behaviour at any time which is likely to affect adversely their ability to perform their duties, or the ability of the <text:span text:style-name="T118">Employer</text:span> to achieve its objectives, or which is likely to bring the <text:span text:style-name="T118">Employer i</text:span>nto disrepute. </text:p>
      <text:p text:style-name="P132"/>
      <text:p text:style-name="P133"><text:span text:style-name="T108">Employees must </text:span>respect the privacy of individuals when dealing with personal information. </text:p>
      <text:p text:style-name="P132"/>
      <text:p text:style-name="P134">Sexual activity and the use of alcohol or other substances, including prescription and non-prescription drugs, are particular areas of sensitivity where conduct may more easily be seen as offensive or be misinterpreted, and where particular attention to appropriate personal behaviour in the local context is therefore required. </text:p>
      <text:p text:style-name="P12"/>
      <text:p text:style-name="P19"><text:soft-page-break/><text:span text:style-name="T86">Relationship with</text:span> the Law </text:p>
      <text:p text:style-name="P12"/>
      <text:p text:style-name="P135"><text:span text:style-name="T87">The Employer operates in multiple legal jurisdictions and areas of considerable legal complexity. An Employee must communicate to the Directors any contact with law enforcement agencies in respect of any alleged conduct by the Employee, other Employee's, the Employer, at any of the Employer's premises. An Employee </text:span>shall inform the Directors as soon as practicable if <text:span text:style-name="T88">she</text:span> <text:span text:style-name="T87">is questioned, arrested, summonsed or charged by any law enforcement authority for any alleged offence except for traffic and parking offences. <text:s/></text:span></text:p>
      <text:p text:style-name="P135"/>
      <text:p text:style-name="P136">If <text:span text:style-name="T87">an Employee intends to protest a law through civil disobedience the Employee shall alert the Directors in writing before the protest. The Employee shall make clear to law enforcement officials, the press and the public that the Employee acts in her capacity as citizen and not on behalf of the Employer.</text:span></text:p>
      <text:p text:style-name="P136"/>
      <text:p text:style-name="P145"><text:span text:style-name="T109">T</text:span>he nature and severity of the alleged offence an allegation of criminal conduct may justify suspension of <text:span text:style-name="T109">an E</text:span>mployee or termination of employment for misconduct or incapacity.</text:p>
      <text:p text:style-name="P12"/>
      <text:p text:style-name="P19">Financial and business records </text:p>
      <text:p text:style-name="P12"/>
      <text:p text:style-name="P134">All Employees are obliged to ensure that business, taxation and financial records are correct, truthful and complete. This applies not only to bookkeeping, but also other records as well as legal requirements to preserve records. </text:p>
      <text:p text:style-name="P12"/>
      <text:p text:style-name="P19">Treatment of Employer property </text:p>
      <text:p text:style-name="P12"/>
      <text:p text:style-name="P134">Employees are obliged to treat Employer property and resources carefully. Unless special approval has been obtained, Employer machines and equipment must only be used for <text:span text:style-name="T109">the Employer's </text:span><text:s/>purposes. In certain instances, reasonable private use is allowed. </text:p>
      <text:p text:style-name="P12"/>
      <text:p text:style-name="P19">Conflicts of interest </text:p>
      <text:p text:style-name="P12"/>
      <text:p text:style-name="P134"><text:soft-page-break/>All Employees are to conduct themselves in such a way that conflicts of interest that may be detrimental to the Employer are avoided. Employees are obliged to declare all outside interests upon joining the Employer and to consult the Directors before committing to outside interests whilst employed by the Employer. In particular <text:span text:style-name="T109">each </text:span>Employee must not undertake any obligation or join any organisation which is contrary to the values, vision, mission, objectives, practices and philosophy of <text:s/>the <text:span text:style-name="T118">Employer</text:span>. </text:p>
      <text:p text:style-name="P12"/>
      <text:p text:style-name="P134"><text:span text:style-name="T109">In communications and and financial transactions a</text:span>ll Employees must maintai<text:span text:style-name="T109">n</text:span> a clear distinction between the interests of the Employer and their own personal interests. </text:p>
      <text:p text:style-name="P134"/>
      <text:p text:style-name="P132"><text:span text:style-name="T91">When an </text:span>Employees make<text:span text:style-name="T91">s</text:span> <text:span text:style-name="T91">a </text:span>donations in <text:span text:style-name="T91">her </text:span>personal capacity <text:span text:style-name="T91">she should make it clear to the recipient t</text:span>hat the donation is not related to the philanthropic efforts of the <text:span text:style-name="T118">Employer.</text:span></text:p>
      <text:p text:style-name="P12"/>
      <text:p text:style-name="P19">Offering and providing personal benefits </text:p>
      <text:p text:style-name="P12"/>
      <text:p text:style-name="P12">Corruption not only damages the reputation of the <text:span text:style-name="T119">Employer </text:span>but also the reputation of its <text:s/>Employees. Corruption is not a minor offence. It is an illegal activity. Corruption can sometimes begin with small favours. </text:p>
      <text:p text:style-name="P12"/>
      <text:p text:style-name="P12">Employees are obliged to refrain from all forms of corrupt conduct. This applies in particular to attempts to influence decision makers at partner institutions or in the public sector through promising or awarding unpermitted advantages or favours. Employees are also forbidden from demanding or accepting such advantages while conducting business with third parties. </text:p>
      <text:p text:style-name="P12">Gifts between business <text:span text:style-name="T109">associates</text:span> are within reason,an established part of business <text:s/>practice. Gifts are to be understood as physical items as well as various benefits or advantages such as the promise of a discount, invitations, and offers to give paid presentations etc. It makes no difference whether these <text:span text:style-name="T109">gifts</text:span> are offered directly to a business partner or to their family members or acquaintances. The standard scope of such gifts is exceeded when – objectively observed – they may compromise the ability to make an objective decision. All forms of gratuity that may compromise the objective decision-<text:soft-page-break/>making capability of the recipient or damage the reputation of the Employer are not allowed. Gifts that fall within standard business practices and are given or received as a sign of courtesy in observance of applicable laws are permitted. </text:p>
      <text:p text:style-name="P12"/>
      <text:p text:style-name="P134">The acceptance of occasional gifts of minor value by Employees in accordance with the <text:s/>above conditions is permitted. However, gifts that exceed the rules are to be politely declined, <text:span text:style-name="T92">and the Employee may refer the person proffering the gift to the </text:span>Code of Conduct. </text:p>
      <text:p text:style-name="P12"/>
      <text:p text:style-name="P19">Reporting violations of the Code of Conduct </text:p>
      <text:p text:style-name="P12"/>
      <text:p text:style-name="P134"><text:span text:style-name="T92">An E</text:span>mployee <text:span text:style-name="T92">who breaches the Code or becomes aware that another Employee has breached the Code must report the breach immediately to a Director.</text:span> The Director<text:span text:style-name="T92">s</text:span> will assess the breach together with the Employee. Where a <text:span text:style-name="T92">breach</text:span> is considered to be serious <text:span text:style-name="T92">it may lead to </text:span>dismissal, and to claims for damages by the <text:span text:style-name="T119">Employer </text:span>against the Employee <text:span text:style-name="T92">who committee the breach.</text:span></text:p>
      <text:p text:style-name="P12"/>
      <text:p text:style-name="P20">Implementation and Help </text:p>
      <text:p text:style-name="P18"/>
      <text:p text:style-name="P137">The implementation of the Code of Conduct is the responsibility of the Directors in cooperation with Employees. The Directors are available <text:s/>to help clarify questions. </text:p>
      <text:p text:style-name="P18"/>
      <text:p text:style-name="P28">Received a copy of the code of conduct</text:p>
      <text:p text:style-name="P20"/>
      <text:p text:style-name="P12"/>
      <text:p text:style-name="P12"/>
      <text:p text:style-name="P12">______________________________<text:tab/><text:tab/>__________________________ </text:p>
      <text:p text:style-name="P12">[Insert Name of Employee]<text:tab/><text:tab/><text:tab/><text:tab/><text:tab/>Date </text:p>
      <text:p text:style-name="P12"/>
      <text:p text:style-name="P28"/>
      <text:p text:style-name="P34"><text:span text:style-name="T78">Insert </text:span>Job Description <text:span text:style-name="T78">Page</text:span>: </text:p>
      <text:p text:style-name="P12"/>
      <text:p text:style-name="P36">New Employee Information </text:p>
      <text:p text:style-name="P32">Personal information :</text:p>
      <table:table table:name="Table1" table:style-name="Table1">
        <table:table-column table:style-name="Table1.A"/>
        <table:table-column table:style-name="Table1.B"/>
        <table:table-row>
          <table:table-cell table:style-name="Table1.A1" office:value-type="string">
            <text:p text:style-name="P22">Title: </text:p>
          </table:table-cell>
          <table:table-cell table:style-name="Table1.B1" office:value-type="string">
            <text:p text:style-name="P22"/>
          </table:table-cell>
        </table:table-row>
        <table:table-row>
          <table:table-cell table:style-name="Table1.A2" office:value-type="string">
            <text:p text:style-name="P22">Initials: </text:p>
          </table:table-cell>
          <table:table-cell table:style-name="Table1.B2" office:value-type="string">
            <text:p text:style-name="P22"/>
          </table:table-cell>
        </table:table-row>
        <table:table-row>
          <table:table-cell table:style-name="Table1.A2" office:value-type="string">
            <text:p text:style-name="P22">Surname: </text:p>
          </table:table-cell>
          <table:table-cell table:style-name="Table1.B2" office:value-type="string">
            <text:p text:style-name="P22"/>
          </table:table-cell>
        </table:table-row>
        <table:table-row>
          <table:table-cell table:style-name="Table1.A2" office:value-type="string">
            <text:p text:style-name="P22">First Name: </text:p>
          </table:table-cell>
          <table:table-cell table:style-name="Table1.B2" office:value-type="string">
            <text:p text:style-name="P22"/>
          </table:table-cell>
        </table:table-row>
        <table:table-row>
          <table:table-cell table:style-name="Table1.A2" office:value-type="string">
            <text:p text:style-name="P22">Second Name: </text:p>
          </table:table-cell>
          <table:table-cell table:style-name="Table1.B2" office:value-type="string">
            <text:p text:style-name="P22"/>
          </table:table-cell>
        </table:table-row>
        <table:table-row>
          <table:table-cell table:style-name="Table1.A2" office:value-type="string">
            <text:p text:style-name="P22">Known as: </text:p>
          </table:table-cell>
          <table:table-cell table:style-name="Table1.B2" office:value-type="string">
            <text:p text:style-name="P22"/>
          </table:table-cell>
        </table:table-row>
        <table:table-row>
          <table:table-cell table:style-name="Table1.A2" office:value-type="string">
            <text:p text:style-name="P22">ID Number: </text:p>
          </table:table-cell>
          <table:table-cell table:style-name="Table1.B2" office:value-type="string">
            <text:p text:style-name="P22"/>
          </table:table-cell>
        </table:table-row>
        <table:table-row>
          <table:table-cell table:style-name="Table1.A2" office:value-type="string">
            <text:p text:style-name="P22">Date of Birth: </text:p>
          </table:table-cell>
          <table:table-cell table:style-name="Table1.B2" office:value-type="string">
            <text:p text:style-name="P22"/>
          </table:table-cell>
        </table:table-row>
        <table:table-row>
          <table:table-cell table:style-name="Table1.A2" office:value-type="string">
            <text:p text:style-name="P22">Passport Number: </text:p>
          </table:table-cell>
          <table:table-cell table:style-name="Table1.B2" office:value-type="string">
            <text:p text:style-name="P22"/>
          </table:table-cell>
        </table:table-row>
        <table:table-row>
          <table:table-cell table:style-name="Table1.A2" office:value-type="string">
            <text:p text:style-name="P22">Equity Group: </text:p>
          </table:table-cell>
          <table:table-cell table:style-name="Table1.B2" office:value-type="string">
            <text:p text:style-name="P22"/>
          </table:table-cell>
        </table:table-row>
        <table:table-row>
          <table:table-cell table:style-name="Table1.A2" office:value-type="string">
            <text:p text:style-name="P22">Date Employed: </text:p>
          </table:table-cell>
          <table:table-cell table:style-name="Table1.B2" office:value-type="string">
            <text:p text:style-name="P22"/>
          </table:table-cell>
        </table:table-row>
        <table:table-row>
          <table:table-cell table:style-name="Table1.A2" office:value-type="string">
            <text:p text:style-name="P22">Gender: </text:p>
          </table:table-cell>
          <table:table-cell table:style-name="Table1.B2" office:value-type="string">
            <text:p text:style-name="P22"/>
          </table:table-cell>
        </table:table-row>
        <table:table-row>
          <table:table-cell table:style-name="Table1.A2" office:value-type="string">
            <text:p text:style-name="P22">Marital Status: </text:p>
          </table:table-cell>
          <table:table-cell table:style-name="Table1.B2" office:value-type="string">
            <text:p text:style-name="P22"/>
          </table:table-cell>
        </table:table-row>
        <table:table-row>
          <table:table-cell table:style-name="Table1.A2" office:value-type="string">
            <text:p text:style-name="P22">Leave Entitlement: </text:p>
          </table:table-cell>
          <table:table-cell table:style-name="Table1.B2" office:value-type="string">
            <text:p text:style-name="P22"/>
          </table:table-cell>
        </table:table-row>
      </table:table>
      <text:p text:style-name="P31"/>
      <text:p text:style-name="P31">Contact Details: </text:p>
      <table:table table:name="Table2" table:style-name="Table2">
        <table:table-column table:style-name="Table2.A"/>
        <table:table-column table:style-name="Table2.B"/>
        <table:table-header-rows>
          <table:table-row>
            <table:table-cell table:style-name="Table2.A1" office:value-type="string">
              <text:p text:style-name="P22">Residential Address: </text:p>
            </table:table-cell>
            <table:table-cell table:style-name="Table2.B1" office:value-type="string">
              <text:p text:style-name="P22"/>
            </table:table-cell>
          </table:table-row>
        </table:table-header-rows>
        <table:table-row>
          <table:table-cell table:style-name="Table2.A2" office:value-type="string">
            <text:p text:style-name="P22">Postal Address: </text:p>
          </table:table-cell>
          <table:table-cell table:style-name="Table2.B2" office:value-type="string">
            <text:p text:style-name="P22"/>
          </table:table-cell>
        </table:table-row>
        <table:table-row>
          <table:table-cell table:style-name="Table2.A2" office:value-type="string">
            <text:p text:style-name="P22">Mobile Number: </text:p>
          </table:table-cell>
          <table:table-cell table:style-name="Table2.B2" office:value-type="string">
            <text:p text:style-name="P22"/>
          </table:table-cell>
        </table:table-row>
        <table:table-row>
          <table:table-cell table:style-name="Table2.A2" office:value-type="string">
            <text:p text:style-name="P22">Fax Number: </text:p>
          </table:table-cell>
          <table:table-cell table:style-name="Table2.B2" office:value-type="string">
            <text:p text:style-name="P22"/>
          </table:table-cell>
        </table:table-row>
        <table:table-row>
          <table:table-cell table:style-name="Table2.A2" office:value-type="string">
            <text:p text:style-name="P22">Home Number: </text:p>
          </table:table-cell>
          <table:table-cell table:style-name="Table2.B2" office:value-type="string">
            <text:p text:style-name="P22"/>
          </table:table-cell>
        </table:table-row>
      </table:table>
      <text:p text:style-name="P31"/>
      <text:p text:style-name="P31">Statutory Information: </text:p>
      <table:table table:name="Table3" table:style-name="Table3">
        <table:table-column table:style-name="Table3.A"/>
        <table:table-column table:style-name="Table3.B"/>
        <table:table-header-rows>
          <table:table-row>
            <table:table-cell table:style-name="Table3.A1" office:value-type="string">
              <text:p text:style-name="P22">Tax Office: </text:p>
            </table:table-cell>
            <table:table-cell table:style-name="Table3.B1" office:value-type="string">
              <text:p text:style-name="P22"/>
            </table:table-cell>
          </table:table-row>
        </table:table-header-rows>
        <table:table-row>
          <table:table-cell table:style-name="Table3.A2" office:value-type="string">
            <text:p text:style-name="P22">Tax Number: </text:p>
          </table:table-cell>
          <table:table-cell table:style-name="Table3.B2" office:value-type="string">
            <text:p text:style-name="P22"/>
          </table:table-cell>
        </table:table-row>
        <table:table-row>
          <table:table-cell table:style-name="Table3.A2" office:value-type="string">
            <text:p text:style-name="P22">Directive %: </text:p>
          </table:table-cell>
          <table:table-cell table:style-name="Table3.B2" office:value-type="string">
            <text:p text:style-name="P22"/>
          </table:table-cell>
        </table:table-row>
        <table:table-row>
          <table:table-cell table:style-name="Table3.A2" office:value-type="string">
            <text:p text:style-name="P22">Directive Number: </text:p>
          </table:table-cell>
          <table:table-cell table:style-name="Table3.B2" office:value-type="string">
            <text:p text:style-name="P22"/>
          </table:table-cell>
        </table:table-row>
        <table:table-row>
          <table:table-cell table:style-name="Table3.A2" office:value-type="string">
            <text:p text:style-name="P22">Season Worker: </text:p>
          </table:table-cell>
          <table:table-cell table:style-name="Table3.B2" office:value-type="string">
            <text:p text:style-name="P22"/>
          </table:table-cell>
        </table:table-row>
        <table:table-row>
          <table:table-cell table:style-name="Table3.A2" office:value-type="string">
            <text:p text:style-name="P22">Learnership: </text:p>
          </table:table-cell>
          <table:table-cell table:style-name="Table3.B2" office:value-type="string">
            <text:p text:style-name="P22"/>
          </table:table-cell>
        </table:table-row>
      </table:table>
      <text:p text:style-name="P31"><text:soft-page-break/>Payment Details:</text:p>
      <table:table table:name="Table5" table:style-name="Table5">
        <table:table-column table:style-name="Table5.A"/>
        <table:table-column table:style-name="Table5.B"/>
        <table:table-header-rows>
          <table:table-row>
            <table:table-cell table:style-name="Table5.A1" office:value-type="string">
              <text:p text:style-name="P22">Type of Account: </text:p>
            </table:table-cell>
            <table:table-cell table:style-name="Table5.B1" office:value-type="string">
              <text:p text:style-name="P22"/>
            </table:table-cell>
          </table:table-row>
        </table:table-header-rows>
        <table:table-row>
          <table:table-cell table:style-name="Table5.A2" office:value-type="string">
            <text:p text:style-name="P22">Bank: </text:p>
          </table:table-cell>
          <table:table-cell table:style-name="Table5.B2" office:value-type="string">
            <text:p text:style-name="P22"/>
          </table:table-cell>
        </table:table-row>
        <table:table-row>
          <table:table-cell table:style-name="Table5.A2" office:value-type="string">
            <text:p text:style-name="P22">Branch Code: </text:p>
          </table:table-cell>
          <table:table-cell table:style-name="Table5.B2" office:value-type="string">
            <text:p text:style-name="P22"/>
          </table:table-cell>
        </table:table-row>
        <table:table-row>
          <table:table-cell table:style-name="Table5.A2" office:value-type="string">
            <text:p text:style-name="P22">Account Number: </text:p>
          </table:table-cell>
          <table:table-cell table:style-name="Table5.B2" office:value-type="string">
            <text:p text:style-name="P22"/>
          </table:table-cell>
        </table:table-row>
        <table:table-row>
          <table:table-cell table:style-name="Table5.A2" office:value-type="string">
            <text:p text:style-name="P22">Relationship:</text:p>
          </table:table-cell>
          <table:table-cell table:style-name="Table5.B2" office:value-type="string">
            <text:p text:style-name="P22"/>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4"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FreeSans2" svg:font-family="FreeSans" style:font-adornments="Bold" style:font-family-generic="swiss"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Times New Roman" svg:font-family="'Times New Roman'" style:font-family-generic="system" style:font-pitch="variable"/>
  </office:font-face-decls>
  <office:styles>
    <draw:fill-image draw:name="Bitmap_20_1" draw:display-name="Bitmap 1" xlink:href="Pictures/100000000000002800000032347DCDB094A541F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loext:graphic-properties draw:fill="none"/>
      <style:paragraph-properties fo:margin-left="2.499cm" fo:margin-right="0cm" fo:line-height="150%" fo:text-indent="-1.799cm" style:auto-text-indent="false" style:page-number="auto" fo:background-color="transparent">
        <style:tab-stops/>
      </style:paragraph-properties>
      <style:text-properties style:font-name="FreeSans1" fo:font-family="FreeSans" style:font-family-generic="swiss" style:font-pitch="variable" officeooo:rsid="0014bed7"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default-outline-level="4" style:list-style-name="Outline" style:class="text">
      <style:paragraph-properties fo:margin-top="0cm" fo:margin-bottom="0.247cm" loext:contextual-spacing="false" fo:line-height="120%"/>
      <style:text-properties style:font-name="FreeSans" fo:font-family="FreeSans" style:font-style-name="Regular" style:font-family-generic="swiss" style:font-pitch="variable" fo:font-size="11pt" style:font-size-asian="10.5pt"/>
    </style:style>
    <style:style style:name="List" style:family="paragraph" style:parent-style-name="Text_20_body" style:default-outline-level="" style:list-style-name="" style:class="list">
      <style:text-properties style:font-size-asian="12pt" style:font-name-complex="FreeSans4"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4"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4"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style:font-name="FreeSans"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762cm" fo:margin-right="0cm" fo:margin-top="0.353cm" fo:margin-bottom="0.212cm" loext:contextual-spacing="false" fo:text-indent="0cm" style:auto-text-indent="false"/>
      <style:text-properties style:font-name="FreeSans2" fo:font-family="FreeSans" style:font-style-name="Bold" style:font-family-generic="swiss" style:font-pitch="variable" fo:font-size="14pt"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459cm"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fo:padding="0.049cm" fo:border="0.06pt solid #000000" style:shadow="none" text:number-lines="false" text:line-number="0">
        <style:tab-stops/>
      </style:paragraph-properties>
      <style:text-properties style:font-name="FreeSans" fo:font-family="FreeSans" style:font-style-name="Regular" style:font-family-generic="swiss" style:font-pitch="variable"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style style:name="Heading_20_4" style:display-name="Heading 4" style:family="paragraph" style:parent-style-name="Heading" style:next-style-name="Text_20_body"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ntitled1" style:family="paragraph" style:parent-style-name="Standard" style:class="text"/>
    <style:style style:name="SF-legal" style:family="paragraph" style:parent-style-name="Standard" style:class="text">
      <style:text-properties style:font-name="FreeSans1" fo:font-family="FreeSans" style:font-family-generic="swiss" style:font-pitch="variable" officeooo:rsid="0014bed7"/>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text-properties style:font-name="FreeSans1"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27cm" fo:text-indent="-0.762cm" fo:margin-left="2.032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27cm" fo:text-indent="-1.27cm" fo:margin-left="1.27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1" fo:font-size="8pt" fo:language="en" fo:country="US" officeooo:rsid="00191a91" officeooo:paragraph-rsid="00191055" style:font-size-asian="8pt" style:font-size-complex="8pt"/>
    </style:style>
    <style:style style:name="MP4" style:family="paragraph" style:parent-style-name="Footer">
      <style:text-properties officeooo:rsid="00623b07" officeooo:paragraph-rsid="00623b07"/>
    </style:style>
    <style:style style:name="MP5" style:family="paragraph" style:parent-style-name="Header">
      <style:text-properties style:font-name="FreeSans1" fo:font-size="6pt" style:font-size-asian="6pt" style:font-size-complex="6pt"/>
    </style:style>
    <style:style style:name="MP6" style:family="paragraph" style:parent-style-name="Header">
      <style:text-properties style:font-name="FreeSans1" fo:font-size="6pt" style:font-size-asian="5.25pt" style:font-size-complex="6pt"/>
    </style:style>
    <style:style style:name="MP7" style:family="paragraph" style:parent-style-name="Header_20_left">
      <style:text-properties fo:font-size="7pt" style:font-size-asian="7pt" style:font-size-complex="7pt"/>
    </style:style>
    <style:style style:name="MP8" style:family="paragraph" style:parent-style-name="Footer">
      <style:text-properties officeooo:paragraph-rsid="0063c779"/>
    </style:style>
    <style:style style:name="MT1" style:family="text">
      <style:text-properties style:font-name="FreeSans1" fo:font-size="10pt" style:font-size-asian="10pt" style:font-size-complex="10pt"/>
    </style:style>
    <style:style style:name="MT2" style:family="text">
      <style:text-properties style:font-name="FreeSans1" fo:font-size="10pt" officeooo:rsid="00623b07"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shadow="none"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0.6cm" fo:margin-bottom="0.6cm" fo:margin-left="1.4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2.499cm" fo:margin-left="0cm" fo:margin-right="0cm" fo:margin-bottom="0.499cm" fo:background-color="transparent" style:dynamic-spacing="true" draw:fill="none" draw:fill-color="#729fcf"/>
      </style:header-style>
      <style:footer-style>
        <style:header-footer-properties fo:min-height="0.9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master-page>
    <style:master-page style:name="First_20_Page" style:display-name="First Page" style:page-layout-name="Mpm2" style:next-style-name="Standard">
      <style:header>
        <text:p text:style-name="Header"/>
      </style:header>
      <style:header-first>
        <text:p text:style-name="MP2"/>
        <text:p text:style-name="MP3"/>
      </style:header-first>
      <style:header-left>
        <text:p text:style-name="Header_20_left"/>
      </style:header-left>
      <style:footer>
        <text:p text:style-name="Footer"/>
      </style:footer>
      <style:footer-first>
        <text:p text:style-name="MP4"/>
      </style:footer-first>
    </style:master-page>
    <style:master-page style:name="SF_20_default" style:display-name="SF default" style:page-layout-name="Mpm3">
      <style:header>
        <text:p text:style-name="MP5"/>
        <text:p text:style-name="MP5"/>
        <text:p text:style-name="MP5"/>
        <text:p text:style-name="MP5"/>
        <text:p text:style-name="MP6"/>
        <text:p text:style-name="MP6"/>
        <text:p text:style-name="MP6"/>
        <text:p text:style-name="MP6"/>
        <text:p text:style-name="MP6"/>
        <text:p text:style-name="MP6"/>
        <text:p text:style-name="MP6"/>
        <text:p text:style-name="MP6"/>
        <text:p text:style-name="MP6"/>
      </style:header>
      <style:header-first>
        <text:p text:style-name="MP5"/>
        <text:p text:style-name="MP5"/>
        <text:p text:style-name="MP5"/>
        <text:p text:style-name="MP5"/>
        <text:p text:style-name="MP6"/>
        <text:p text:style-name="MP6"/>
        <text:p text:style-name="MP6"/>
        <text:p text:style-name="MP6"/>
        <text:p text:style-name="MP6"/>
        <text:p text:style-name="MP6"/>
        <text:p text:style-name="MP6"/>
        <text:p text:style-name="MP6"/>
        <text:p text:style-name="MP6"/>
      </style:header-first>
      <style:header-left>
        <text:p text:style-name="MP7"/>
        <text:p text:style-name="Header_20_left"/>
        <text:p text:style-name="MP7"/>
        <text:p text:style-name="MP7"/>
        <text:p text:style-name="MP7"/>
        <text:p text:style-name="MP7"/>
      </style:header-left>
      <style:footer>
        <text:p text:style-name="MP4"><text:page-number text:select-page="current">0</text:page-number><text:tab/><text:tab/><text:span text:style-name="MT1">Employee initial: _______</text:span></text:p>
      </style:footer>
      <style:footer-first>
        <text:p text:style-name="MP8"><text:page-number text:select-page="current">0</text:page-number><text:tab/><text:tab/> <text:s text:c="4"/><text:span text:style-name="MT2">Employee initial: _______</text:span></text:p>
      </style:footer-first>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21-02-09T16:16:07.964917484</dc:date>
    <meta:editing-duration>P1DT9H19M29S</meta:editing-duration>
    <meta:editing-cycles>199</meta:editing-cycles>
    <meta:generator>LibreOffice/6.0.7.3$Linux_X86_64 LibreOffice_project/00m0$Build-3</meta:generator>
    <meta:print-date>2015-06-04T15:18:13.769719936</meta:print-date>
    <dc:creator>Andrew Rens</dc:creator>
    <meta:document-statistic meta:table-count="4" meta:image-count="0" meta:object-count="0" meta:page-count="26" meta:paragraph-count="263" meta:word-count="4970" meta:character-count="31217" meta:non-whitespace-character-count="26387"/>
  </office:meta>
</office:document-meta>
</file>